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2007:01</text:p>
          </table:table-cell>
          <table:table-cell office:value-type="float" office:value="2.421924">
            <text:p>2.421924</text:p>
          </table:table-cell>
          <table:table-cell office:value-type="float" office:value="2.08893">
            <text:p>2.08893</text:p>
          </table:table-cell>
          <table:table-cell office:value-type="float" office:value="0.332994">
            <text:p>0.332994</text:p>
          </table:table-cell>
          <table:table-cell table:number-columns-repeated="4"/>
        </table:table-row>
        <table:table-row table:style-name="ro1">
          <table:table-cell office:value-type="string">
            <text:p>2007:02</text:p>
          </table:table-cell>
          <table:table-cell office:value-type="float" office:value="2.023546">
            <text:p>2.023546</text:p>
          </table:table-cell>
          <table:table-cell office:value-type="float" office:value="1.983531">
            <text:p>1.983531</text:p>
          </table:table-cell>
          <table:table-cell office:value-type="float" office:value="0.040016">
            <text:p>0.040016</text:p>
          </table:table-cell>
          <table:table-cell table:number-columns-repeated="4"/>
        </table:table-row>
        <table:table-row table:style-name="ro1">
          <table:table-cell office:value-type="string">
            <text:p>2007:03</text:p>
          </table:table-cell>
          <table:table-cell office:value-type="float" office:value="2.464784">
            <text:p>2.464784</text:p>
          </table:table-cell>
          <table:table-cell office:value-type="float" office:value="2.187144">
            <text:p>2.187144</text:p>
          </table:table-cell>
          <table:table-cell office:value-type="float" office:value="0.27764">
            <text:p>0.27764</text:p>
          </table:table-cell>
          <table:table-cell table:number-columns-repeated="4"/>
        </table:table-row>
        <table:table-row table:style-name="ro1">
          <table:table-cell office:value-type="string">
            <text:p>2007:04</text:p>
          </table:table-cell>
          <table:table-cell office:value-type="float" office:value="2.654702">
            <text:p>2.654702</text:p>
          </table:table-cell>
          <table:table-cell office:value-type="float" office:value="2.194724">
            <text:p>2.194724</text:p>
          </table:table-cell>
          <table:table-cell office:value-type="float" office:value="0.459978">
            <text:p>0.459978</text:p>
          </table:table-cell>
          <table:table-cell table:number-columns-repeated="4"/>
        </table:table-row>
        <table:table-row table:style-name="ro1">
          <table:table-cell office:value-type="string">
            <text:p>2007:05</text:p>
          </table:table-cell>
          <table:table-cell office:value-type="float" office:value="2.972959">
            <text:p>2.972959</text:p>
          </table:table-cell>
          <table:table-cell office:value-type="float" office:value="2.667591">
            <text:p>2.667591</text:p>
          </table:table-cell>
          <table:table-cell office:value-type="float" office:value="0.305369">
            <text:p>0.305369</text:p>
          </table:table-cell>
          <table:table-cell table:number-columns-repeated="4"/>
        </table:table-row>
        <table:table-row table:style-name="ro1">
          <table:table-cell office:value-type="string">
            <text:p>2007:06</text:p>
          </table:table-cell>
          <table:table-cell office:value-type="float" office:value="2.560154">
            <text:p>2.560154</text:p>
          </table:table-cell>
          <table:table-cell office:value-type="float" office:value="2.380606">
            <text:p>2.380606</text:p>
          </table:table-cell>
          <table:table-cell office:value-type="float" office:value="0.179548">
            <text:p>0.179548</text:p>
          </table:table-cell>
          <table:table-cell table:number-columns-repeated="4"/>
        </table:table-row>
        <table:table-row table:style-name="ro1">
          <table:table-cell office:value-type="string">
            <text:p>2007:07</text:p>
          </table:table-cell>
          <table:table-cell office:value-type="float" office:value="3.019137">
            <text:p>3.019137</text:p>
          </table:table-cell>
          <table:table-cell office:value-type="float" office:value="2.660989">
            <text:p>2.660989</text:p>
          </table:table-cell>
          <table:table-cell office:value-type="float" office:value="0.358148">
            <text:p>0.358148</text:p>
          </table:table-cell>
          <table:table-cell table:number-columns-repeated="4"/>
        </table:table-row>
        <table:table-row table:style-name="ro1">
          <table:table-cell office:value-type="string">
            <text:p>2007:08</text:p>
          </table:table-cell>
          <table:table-cell office:value-type="float" office:value="2.860347">
            <text:p>2.860347</text:p>
          </table:table-cell>
          <table:table-cell office:value-type="float" office:value="2.45238">
            <text:p>2.45238</text:p>
          </table:table-cell>
          <table:table-cell office:value-type="float" office:value="0.407968">
            <text:p>0.407968</text:p>
          </table:table-cell>
          <table:table-cell table:number-columns-repeated="4"/>
        </table:table-row>
        <table:table-row table:style-name="ro1">
          <table:table-cell office:value-type="string">
            <text:p>2007:09</text:p>
          </table:table-cell>
          <table:table-cell office:value-type="float" office:value="2.020979">
            <text:p>2.020979</text:p>
          </table:table-cell>
          <table:table-cell office:value-type="float" office:value="2.10702">
            <text:p>2.10702</text:p>
          </table:table-cell>
          <table:table-cell office:value-type="float" office:value="-0.086041">
            <text:p>-0.086041</text:p>
          </table:table-cell>
          <table:table-cell table:number-columns-repeated="4"/>
        </table:table-row>
        <table:table-row table:style-name="ro1">
          <table:table-cell office:value-type="string">
            <text:p>2007:10</text:p>
          </table:table-cell>
          <table:table-cell office:value-type="float" office:value="2.456176">
            <text:p>2.456176</text:p>
          </table:table-cell>
          <table:table-cell office:value-type="float" office:value="2.081037">
            <text:p>2.081037</text:p>
          </table:table-cell>
          <table:table-cell office:value-type="float" office:value="0.375139">
            <text:p>0.375139</text:p>
          </table:table-cell>
          <table:table-cell table:number-columns-repeated="4"/>
        </table:table-row>
        <table:table-row table:style-name="ro1">
          <table:table-cell office:value-type="string">
            <text:p>2007:11</text:p>
          </table:table-cell>
          <table:table-cell office:value-type="float" office:value="2.889836">
            <text:p>2.889836</text:p>
          </table:table-cell>
          <table:table-cell office:value-type="float" office:value="2.877613">
            <text:p>2.877613</text:p>
          </table:table-cell>
          <table:table-cell office:value-type="float" office:value="0.012223">
            <text:p>0.012223</text:p>
          </table:table-cell>
          <table:table-cell table:number-columns-repeated="4"/>
        </table:table-row>
        <table:table-row table:style-name="ro1">
          <table:table-cell office:value-type="string">
            <text:p>2007:12</text:p>
          </table:table-cell>
          <table:table-cell office:value-type="float" office:value="3.35837">
            <text:p>3.35837</text:p>
          </table:table-cell>
          <table:table-cell office:value-type="float" office:value="3.027726">
            <text:p>3.027726</text:p>
          </table:table-cell>
          <table:table-cell office:value-type="float" office:value="0.330643">
            <text:p>0.330643</text:p>
          </table:table-cell>
          <table:table-cell table:number-columns-repeated="4"/>
        </table:table-row>
        <table:table-row table:style-name="ro1">
          <table:table-cell office:value-type="string">
            <text:p>2008:01</text:p>
          </table:table-cell>
          <table:table-cell office:value-type="float" office:value="2.004179">
            <text:p>2.004179</text:p>
          </table:table-cell>
          <table:table-cell office:value-type="float" office:value="2.057513">
            <text:p>2.057513</text:p>
          </table:table-cell>
          <table:table-cell office:value-type="float" office:value="-0.053334">
            <text:p>-0.053334</text:p>
          </table:table-cell>
          <table:table-cell table:number-columns-repeated="4"/>
        </table:table-row>
        <table:table-row table:style-name="ro1">
          <table:table-cell office:value-type="string">
            <text:p>2008:02</text:p>
          </table:table-cell>
          <table:table-cell office:value-type="float" office:value="3.546896">
            <text:p>3.546896</text:p>
          </table:table-cell>
          <table:table-cell office:value-type="float" office:value="3.100287">
            <text:p>3.100287</text:p>
          </table:table-cell>
          <table:table-cell office:value-type="float" office:value="0.446609">
            <text:p>0.446609</text:p>
          </table:table-cell>
          <table:table-cell table:number-columns-repeated="4"/>
        </table:table-row>
        <table:table-row table:style-name="ro1">
          <table:table-cell office:value-type="string">
            <text:p>2008:03</text:p>
          </table:table-cell>
          <table:table-cell office:value-type="float" office:value="2.854869">
            <text:p>2.854869</text:p>
          </table:table-cell>
          <table:table-cell office:value-type="float" office:value="2.838032">
            <text:p>2.838032</text:p>
          </table:table-cell>
          <table:table-cell office:value-type="float" office:value="0.016837">
            <text:p>0.016837</text:p>
          </table:table-cell>
          <table:table-cell table:number-columns-repeated="4"/>
        </table:table-row>
        <table:table-row table:style-name="ro1">
          <table:table-cell office:value-type="string">
            <text:p>2008:04</text:p>
          </table:table-cell>
          <table:table-cell office:value-type="float" office:value="2.588052">
            <text:p>2.588052</text:p>
          </table:table-cell>
          <table:table-cell office:value-type="float" office:value="2.634209">
            <text:p>2.634209</text:p>
          </table:table-cell>
          <table:table-cell office:value-type="float" office:value="-0.046157">
            <text:p>-0.046157</text:p>
          </table:table-cell>
          <table:table-cell table:number-columns-repeated="4"/>
        </table:table-row>
        <table:table-row table:style-name="ro1">
          <table:table-cell office:value-type="string">
            <text:p>2008:05</text:p>
          </table:table-cell>
          <table:table-cell office:value-type="float" office:value="2.957867">
            <text:p>2.957867</text:p>
          </table:table-cell>
          <table:table-cell office:value-type="float" office:value="2.501292">
            <text:p>2.501292</text:p>
          </table:table-cell>
          <table:table-cell office:value-type="float" office:value="0.456576">
            <text:p>0.456576</text:p>
          </table:table-cell>
          <table:table-cell table:number-columns-repeated="4"/>
        </table:table-row>
        <table:table-row table:style-name="ro1">
          <table:table-cell office:value-type="string">
            <text:p>2008:06</text:p>
          </table:table-cell>
          <table:table-cell office:value-type="float" office:value="2.613356">
            <text:p>2.613356</text:p>
          </table:table-cell>
          <table:table-cell office:value-type="float" office:value="2.823153">
            <text:p>2.823153</text:p>
          </table:table-cell>
          <table:table-cell office:value-type="float" office:value="-0.209797">
            <text:p>-0.209797</text:p>
          </table:table-cell>
          <table:table-cell table:number-columns-repeated="4"/>
        </table:table-row>
        <table:table-row table:style-name="ro1">
          <table:table-cell office:value-type="string">
            <text:p>2008:07</text:p>
          </table:table-cell>
          <table:table-cell office:value-type="float" office:value="3.060516">
            <text:p>3.060516</text:p>
          </table:table-cell>
          <table:table-cell office:value-type="float" office:value="2.977738">
            <text:p>2.977738</text:p>
          </table:table-cell>
          <table:table-cell office:value-type="float" office:value="0.082777">
            <text:p>0.082777</text:p>
          </table:table-cell>
          <table:table-cell table:number-columns-repeated="4"/>
        </table:table-row>
        <table:table-row table:style-name="ro1">
          <table:table-cell office:value-type="string">
            <text:p>2008:08</text:p>
          </table:table-cell>
          <table:table-cell office:value-type="float" office:value="2.563759">
            <text:p>2.563759</text:p>
          </table:table-cell>
          <table:table-cell office:value-type="float" office:value="2.893007">
            <text:p>2.893007</text:p>
          </table:table-cell>
          <table:table-cell office:value-type="float" office:value="-0.329248">
            <text:p>-0.329248</text:p>
          </table:table-cell>
          <table:table-cell table:number-columns-repeated="4"/>
        </table:table-row>
        <table:table-row table:style-name="ro1">
          <table:table-cell office:value-type="string">
            <text:p>2008:09</text:p>
          </table:table-cell>
          <table:table-cell office:value-type="float" office:value="3.212704">
            <text:p>3.212704</text:p>
          </table:table-cell>
          <table:table-cell office:value-type="float" office:value="3.121375">
            <text:p>3.121375</text:p>
          </table:table-cell>
          <table:table-cell office:value-type="float" office:value="0.091329">
            <text:p>0.091329</text:p>
          </table:table-cell>
          <table:table-cell table:number-columns-repeated="4"/>
        </table:table-row>
        <table:table-row table:style-name="ro1">
          <table:table-cell office:value-type="string">
            <text:p>2008:10</text:p>
          </table:table-cell>
          <table:table-cell office:value-type="float" office:value="1.528803">
            <text:p>1.528803</text:p>
          </table:table-cell>
          <table:table-cell office:value-type="float" office:value="2.302881">
            <text:p>2.302881</text:p>
          </table:table-cell>
          <table:table-cell office:value-type="float" office:value="-0.774078">
            <text:p>-0.774078</text:p>
          </table:table-cell>
          <table:table-cell table:number-columns-repeated="4"/>
        </table:table-row>
        <table:table-row table:style-name="ro1">
          <table:table-cell office:value-type="string">
            <text:p>2008:11</text:p>
          </table:table-cell>
          <table:table-cell office:value-type="float" office:value="0.721069">
            <text:p>0.721069</text:p>
          </table:table-cell>
          <table:table-cell office:value-type="float" office:value="1.676929">
            <text:p>1.676929</text:p>
          </table:table-cell>
          <table:table-cell office:value-type="float" office:value="-0.95586">
            <text:p>-0.95586</text:p>
          </table:table-cell>
          <table:table-cell table:number-columns-repeated="4"/>
        </table:table-row>
        <table:table-row table:style-name="ro1">
          <table:table-cell office:value-type="string">
            <text:p>2008:12</text:p>
          </table:table-cell>
          <table:table-cell office:value-type="float" office:value="0.285676">
            <text:p>0.285676</text:p>
          </table:table-cell>
          <table:table-cell office:value-type="float" office:value="0.945661">
            <text:p>0.945661</text:p>
          </table:table-cell>
          <table:table-cell office:value-type="float" office:value="-0.659986">
            <text:p>-0.659986</text:p>
          </table:table-cell>
          <table:table-cell table:number-columns-repeated="4"/>
        </table:table-row>
        <table:table-row table:style-name="ro1">
          <table:table-cell office:value-type="string">
            <text:p>2009:01</text:p>
          </table:table-cell>
          <table:table-cell office:value-type="float" office:value="-0.166362">
            <text:p>-0.166362</text:p>
          </table:table-cell>
          <table:table-cell office:value-type="float" office:value="0.905352">
            <text:p>0.905352</text:p>
          </table:table-cell>
          <table:table-cell office:value-type="float" office:value="-1.071714">
            <text:p>-1.071714</text:p>
          </table:table-cell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2009:02</text:p>
          </table:table-cell>
          <table:table-cell office:value-type="float" office:value="0.492566">
            <text:p>0.492566</text:p>
          </table:table-cell>
          <table:table-cell office:value-type="float" office:value="0.909167">
            <text:p>0.909167</text:p>
          </table:table-cell>
          <table:table-cell office:value-type="float" office:value="-0.416601">
            <text:p>-0.416601</text:p>
          </table:table-cell>
          <table:table-cell table:number-columns-repeated="4"/>
        </table:table-row>
        <table:table-row table:style-name="ro1">
          <table:table-cell office:value-type="string">
            <text:p>2009:03</text:p>
          </table:table-cell>
          <table:table-cell office:value-type="float" office:value="2.090692">
            <text:p>2.090692</text:p>
          </table:table-cell>
          <table:table-cell office:value-type="float" office:value="1.69214">
            <text:p>1.69214</text:p>
          </table:table-cell>
          <table:table-cell office:value-type="float" office:value="0.398552">
            <text:p>0.398552</text:p>
          </table:table-cell>
          <table:table-cell table:number-columns-repeated="4"/>
        </table:table-row>
        <table:table-row table:style-name="ro1">
          <table:table-cell office:value-type="string">
            <text:p>2009:04</text:p>
          </table:table-cell>
          <table:table-cell office:value-type="float" office:value="1.702772">
            <text:p>1.702772</text:p>
          </table:table-cell>
          <table:table-cell office:value-type="float" office:value="1.47194">
            <text:p>1.47194</text:p>
          </table:table-cell>
          <table:table-cell office:value-type="float" office:value="0.230832">
            <text:p>0.230832</text:p>
          </table:table-cell>
          <table:table-cell table:number-columns-repeated="4"/>
        </table:table-row>
        <table:table-row table:style-name="ro1">
          <table:table-cell office:value-type="string">
            <text:p>2009:05</text:p>
          </table:table-cell>
          <table:table-cell office:value-type="float" office:value="2.120741">
            <text:p>2.120741</text:p>
          </table:table-cell>
          <table:table-cell office:value-type="float" office:value="2.130719">
            <text:p>2.130719</text:p>
          </table:table-cell>
          <table:table-cell office:value-type="float" office:value="-0.009978">
            <text:p>-0.009978</text:p>
          </table:table-cell>
          <table:table-cell table:number-columns-repeated="4"/>
        </table:table-row>
        <table:table-row table:style-name="ro1">
          <table:table-cell office:value-type="string">
            <text:p>2009:06</text:p>
          </table:table-cell>
          <table:table-cell office:value-type="float" office:value="1.46152">
            <text:p>1.46152</text:p>
          </table:table-cell>
          <table:table-cell office:value-type="float" office:value="1.414435">
            <text:p>1.414435</text:p>
          </table:table-cell>
          <table:table-cell office:value-type="float" office:value="0.047084">
            <text:p>0.047084</text:p>
          </table:table-cell>
          <table:table-cell table:number-columns-repeated="4"/>
        </table:table-row>
        <table:table-row table:style-name="ro1">
          <table:table-cell office:value-type="string">
            <text:p>2009:07</text:p>
          </table:table-cell>
          <table:table-cell office:value-type="float" office:value="2.479783">
            <text:p>2.479783</text:p>
          </table:table-cell>
          <table:table-cell office:value-type="float" office:value="2.517583">
            <text:p>2.517583</text:p>
          </table:table-cell>
          <table:table-cell office:value-type="float" office:value="-0.0378">
            <text:p>-0.0378</text:p>
          </table:table-cell>
          <table:table-cell table:number-columns-repeated="4"/>
        </table:table-row>
        <table:table-row table:style-name="ro1">
          <table:table-cell office:value-type="string">
            <text:p>2009:08</text:p>
          </table:table-cell>
          <table:table-cell office:value-type="float" office:value="1.595645">
            <text:p>1.595645</text:p>
          </table:table-cell>
          <table:table-cell office:value-type="float" office:value="1.852649">
            <text:p>1.852649</text:p>
          </table:table-cell>
          <table:table-cell office:value-type="float" office:value="-0.257004">
            <text:p>-0.257004</text:p>
          </table:table-cell>
          <table:table-cell table:number-columns-repeated="4"/>
        </table:table-row>
        <table:table-row table:style-name="ro1">
          <table:table-cell office:value-type="string">
            <text:p>2009:09</text:p>
          </table:table-cell>
          <table:table-cell office:value-type="float" office:value="1.23634">
            <text:p>1.23634</text:p>
          </table:table-cell>
          <table:table-cell office:value-type="float" office:value="1.343505">
            <text:p>1.343505</text:p>
          </table:table-cell>
          <table:table-cell office:value-type="float" office:value="-0.107165">
            <text:p>-0.107165</text:p>
          </table:table-cell>
          <table:table-cell table:number-columns-repeated="4"/>
        </table:table-row>
        <table:table-row table:style-name="ro1">
          <table:table-cell office:value-type="string">
            <text:p>2009:10</text:p>
          </table:table-cell>
          <table:table-cell office:value-type="float" office:value="2.0373">
            <text:p>2.0373</text:p>
          </table:table-cell>
          <table:table-cell office:value-type="float" office:value="2.143677">
            <text:p>2.143677</text:p>
          </table:table-cell>
          <table:table-cell office:value-type="float" office:value="-0.106378">
            <text:p>-0.106378</text:p>
          </table:table-cell>
          <table:table-cell table:number-columns-repeated="4"/>
        </table:table-row>
        <table:table-row table:style-name="ro1">
          <table:table-cell office:value-type="string">
            <text:p>2009:11</text:p>
          </table:table-cell>
          <table:table-cell office:value-type="float" office:value="0.886012">
            <text:p>0.886012</text:p>
          </table:table-cell>
          <table:table-cell office:value-type="float" office:value="1.046769">
            <text:p>1.046769</text:p>
          </table:table-cell>
          <table:table-cell office:value-type="float" office:value="-0.160757">
            <text:p>-0.160757</text:p>
          </table:table-cell>
          <table:table-cell table:number-columns-repeated="4"/>
        </table:table-row>
        <table:table-row table:style-name="ro1">
          <table:table-cell office:value-type="string">
            <text:p>2009:12</text:p>
          </table:table-cell>
          <table:table-cell office:value-type="float" office:value="1.659884">
            <text:p>1.659884</text:p>
          </table:table-cell>
          <table:table-cell office:value-type="float" office:value="1.782583">
            <text:p>1.782583</text:p>
          </table:table-cell>
          <table:table-cell office:value-type="float" office:value="-0.122699">
            <text:p>-0.122699</text:p>
          </table:table-cell>
          <table:table-cell table:number-columns-repeated="4"/>
        </table:table-row>
        <table:table-row table:style-name="ro1">
          <table:table-cell office:value-type="string">
            <text:p>2010:01</text:p>
          </table:table-cell>
          <table:table-cell office:value-type="float" office:value="0.509927">
            <text:p>0.509927</text:p>
          </table:table-cell>
          <table:table-cell office:value-type="float" office:value="1.096837">
            <text:p>1.096837</text:p>
          </table:table-cell>
          <table:table-cell office:value-type="float" office:value="-0.586911">
            <text:p>-0.586911</text:p>
          </table:table-cell>
          <table:table-cell table:number-columns-repeated="4"/>
        </table:table-row>
        <table:table-row table:style-name="ro1">
          <table:table-cell office:value-type="string">
            <text:p>2010:02</text:p>
          </table:table-cell>
          <table:table-cell office:value-type="float" office:value="1.750532">
            <text:p>1.750532</text:p>
          </table:table-cell>
          <table:table-cell office:value-type="float" office:value="1.466497">
            <text:p>1.466497</text:p>
          </table:table-cell>
          <table:table-cell office:value-type="float" office:value="0.284035">
            <text:p>0.284035</text:p>
          </table:table-cell>
          <table:table-cell table:number-columns-repeated="4"/>
        </table:table-row>
        <table:table-row table:style-name="ro1">
          <table:table-cell office:value-type="string">
            <text:p>2010:03</text:p>
          </table:table-cell>
          <table:table-cell office:value-type="float" office:value="2.884209">
            <text:p>2.884209</text:p>
          </table:table-cell>
          <table:table-cell office:value-type="float" office:value="2.422198">
            <text:p>2.422198</text:p>
          </table:table-cell>
          <table:table-cell office:value-type="float" office:value="0.462011">
            <text:p>0.462011</text:p>
          </table:table-cell>
          <table:table-cell table:number-columns-repeated="4"/>
        </table:table-row>
        <table:table-row table:style-name="ro1">
          <table:table-cell office:value-type="string">
            <text:p>2010:04</text:p>
          </table:table-cell>
          <table:table-cell office:value-type="float" office:value="2.562576">
            <text:p>2.562576</text:p>
          </table:table-cell>
          <table:table-cell office:value-type="float" office:value="2.39577">
            <text:p>2.39577</text:p>
          </table:table-cell>
          <table:table-cell office:value-type="float" office:value="0.166805">
            <text:p>0.166805</text:p>
          </table:table-cell>
          <table:table-cell table:number-columns-repeated="4"/>
        </table:table-row>
        <table:table-row table:style-name="ro1">
          <table:table-cell office:value-type="string">
            <text:p>2010:05</text:p>
          </table:table-cell>
          <table:table-cell office:value-type="float" office:value="2.654963">
            <text:p>2.654963</text:p>
          </table:table-cell>
          <table:table-cell office:value-type="float" office:value="2.605874">
            <text:p>2.605874</text:p>
          </table:table-cell>
          <table:table-cell office:value-type="float" office:value="0.049089">
            <text:p>0.049089</text:p>
          </table:table-cell>
          <table:table-cell table:number-columns-repeated="4"/>
        </table:table-row>
        <table:table-row table:style-name="ro1">
          <table:table-cell office:value-type="string">
            <text:p>2010:06</text:p>
          </table:table-cell>
          <table:table-cell office:value-type="float" office:value="2.807156">
            <text:p>2.807156</text:p>
          </table:table-cell>
          <table:table-cell office:value-type="float" office:value="2.909764">
            <text:p>2.909764</text:p>
          </table:table-cell>
          <table:table-cell office:value-type="float" office:value="-0.102608">
            <text:p>-0.102608</text:p>
          </table:table-cell>
          <table:table-cell table:number-columns-repeated="4"/>
        </table:table-row>
        <table:table-row table:style-name="ro1">
          <table:table-cell office:value-type="string">
            <text:p>2010:07</text:p>
          </table:table-cell>
          <table:table-cell office:value-type="float" office:value="3.313489">
            <text:p>3.313489</text:p>
          </table:table-cell>
          <table:table-cell office:value-type="float" office:value="2.994489">
            <text:p>2.994489</text:p>
          </table:table-cell>
          <table:table-cell office:value-type="float" office:value="0.319">
            <text:p>0.319</text:p>
          </table:table-cell>
          <table:table-cell table:number-columns-repeated="4"/>
        </table:table-row>
        <table:table-row table:style-name="ro1">
          <table:table-cell office:value-type="string">
            <text:p>2010:08</text:p>
          </table:table-cell>
          <table:table-cell office:value-type="float" office:value="2.504628">
            <text:p>2.504628</text:p>
          </table:table-cell>
          <table:table-cell office:value-type="float" office:value="2.460162">
            <text:p>2.460162</text:p>
          </table:table-cell>
          <table:table-cell office:value-type="float" office:value="0.044465">
            <text:p>0.044465</text:p>
          </table:table-cell>
          <table:table-cell table:number-columns-repeated="4"/>
        </table:table-row>
        <table:table-row table:style-name="ro1">
          <table:table-cell office:value-type="string">
            <text:p>2010:09</text:p>
          </table:table-cell>
          <table:table-cell office:value-type="float" office:value="2.330447">
            <text:p>2.330447</text:p>
          </table:table-cell>
          <table:table-cell office:value-type="float" office:value="2.159905">
            <text:p>2.159905</text:p>
          </table:table-cell>
          <table:table-cell office:value-type="float" office:value="0.170542">
            <text:p>0.170542</text:p>
          </table:table-cell>
          <table:table-cell table:number-columns-repeated="4"/>
        </table:table-row>
        <table:table-row table:style-name="ro1">
          <table:table-cell office:value-type="string">
            <text:p>2010:10</text:p>
          </table:table-cell>
          <table:table-cell office:value-type="float" office:value="3.418106">
            <text:p>3.418106</text:p>
          </table:table-cell>
          <table:table-cell office:value-type="float" office:value="2.925248">
            <text:p>2.925248</text:p>
          </table:table-cell>
          <table:table-cell office:value-type="float" office:value="0.492857">
            <text:p>0.492857</text:p>
          </table:table-cell>
          <table:table-cell table:number-columns-repeated="4"/>
        </table:table-row>
        <table:table-row table:style-name="ro1">
          <table:table-cell office:value-type="string">
            <text:p>2010:11</text:p>
          </table:table-cell>
          <table:table-cell office:value-type="float" office:value="2.60032">
            <text:p>2.60032</text:p>
          </table:table-cell>
          <table:table-cell office:value-type="float" office:value="2.783018">
            <text:p>2.783018</text:p>
          </table:table-cell>
          <table:table-cell office:value-type="float" office:value="-0.182697">
            <text:p>-0.182697</text:p>
          </table:table-cell>
          <table:table-cell table:number-columns-repeated="4"/>
        </table:table-row>
        <table:table-row table:style-name="ro1">
          <table:table-cell office:value-type="string">
            <text:p>2010:12</text:p>
          </table:table-cell>
          <table:table-cell office:value-type="float" office:value="2.498454">
            <text:p>2.498454</text:p>
          </table:table-cell>
          <table:table-cell office:value-type="float" office:value="3.041827">
            <text:p>3.041827</text:p>
          </table:table-cell>
          <table:table-cell office:value-type="float" office:value="-0.543374">
            <text:p>-0.543374</text:p>
          </table:table-cell>
          <table:table-cell table:number-columns-repeated="4"/>
        </table:table-row>
        <table:table-row table:style-name="ro1">
          <table:table-cell office:value-type="string">
            <text:p>2011:01</text:p>
          </table:table-cell>
          <table:table-cell office:value-type="float" office:value="2.878425">
            <text:p>2.878425</text:p>
          </table:table-cell>
          <table:table-cell office:value-type="float" office:value="2.995969">
            <text:p>2.995969</text:p>
          </table:table-cell>
          <table:table-cell office:value-type="float" office:value="-0.117544">
            <text:p>-0.117544</text:p>
          </table:table-cell>
          <table:table-cell table:number-columns-repeated="4"/>
        </table:table-row>
        <table:table-row table:style-name="ro1">
          <table:table-cell office:value-type="string">
            <text:p>2011:02</text:p>
          </table:table-cell>
          <table:table-cell office:value-type="float" office:value="2.547872">
            <text:p>2.547872</text:p>
          </table:table-cell>
          <table:table-cell office:value-type="float" office:value="3.239894">
            <text:p>3.239894</text:p>
          </table:table-cell>
          <table:table-cell office:value-type="float" office:value="-0.692022">
            <text:p>-0.692022</text:p>
          </table:table-cell>
          <table:table-cell table:number-columns-repeated="4"/>
        </table:table-row>
        <table:table-row table:style-name="ro1">
          <table:table-cell office:value-type="string">
            <text:p>2011:03</text:p>
          </table:table-cell>
          <table:table-cell office:value-type="float" office:value="3.28555">
            <text:p>3.28555</text:p>
          </table:table-cell>
          <table:table-cell office:value-type="float" office:value="3.165556">
            <text:p>3.165556</text:p>
          </table:table-cell>
          <table:table-cell office:value-type="float" office:value="0.119994">
            <text:p>0.119994</text:p>
          </table:table-cell>
          <table:table-cell table:number-columns-repeated="4"/>
        </table:table-row>
        <table:table-row table:style-name="ro1">
          <table:table-cell office:value-type="string">
            <text:p>2011:04</text:p>
          </table:table-cell>
          <table:table-cell office:value-type="float" office:value="3.959835">
            <text:p>3.959835</text:p>
          </table:table-cell>
          <table:table-cell office:value-type="float" office:value="4.002025">
            <text:p>4.002025</text:p>
          </table:table-cell>
          <table:table-cell office:value-type="float" office:value="-0.04219">
            <text:p>-0.04219</text:p>
          </table:table-cell>
          <table:table-cell table:number-columns-repeated="4"/>
        </table:table-row>
        <table:table-row table:style-name="ro1">
          <table:table-cell office:value-type="string">
            <text:p>2011:05</text:p>
          </table:table-cell>
          <table:table-cell office:value-type="float" office:value="3.532606">
            <text:p>3.532606</text:p>
          </table:table-cell>
          <table:table-cell office:value-type="float" office:value="3.604402">
            <text:p>3.604402</text:p>
          </table:table-cell>
          <table:table-cell office:value-type="float" office:value="-0.071796">
            <text:p>-0.071796</text:p>
          </table:table-cell>
          <table:table-cell table:number-columns-repeated="4"/>
        </table:table-row>
        <table:table-row table:style-name="ro1">
          <table:table-cell office:value-type="string">
            <text:p>2011:06</text:p>
          </table:table-cell>
          <table:table-cell office:value-type="float" office:value="3.002281">
            <text:p>3.002281</text:p>
          </table:table-cell>
          <table:table-cell office:value-type="float" office:value="2.412221">
            <text:p>2.412221</text:p>
          </table:table-cell>
          <table:table-cell office:value-type="float" office:value="0.59006">
            <text:p>0.59006</text:p>
          </table:table-cell>
          <table:table-cell table:number-columns-repeated="4"/>
        </table:table-row>
        <table:table-row table:style-name="ro1">
          <table:table-cell office:value-type="string">
            <text:p>2011:07</text:p>
          </table:table-cell>
          <table:table-cell office:value-type="float" office:value="3.955896">
            <text:p>3.955896</text:p>
          </table:table-cell>
          <table:table-cell office:value-type="float" office:value="3.680217">
            <text:p>3.680217</text:p>
          </table:table-cell>
          <table:table-cell office:value-type="float" office:value="0.27568">
            <text:p>0.27568</text:p>
          </table:table-cell>
          <table:table-cell table:number-columns-repeated="4"/>
        </table:table-row>
        <table:table-row table:style-name="ro1">
          <table:table-cell office:value-type="string">
            <text:p>2011:08</text:p>
          </table:table-cell>
          <table:table-cell office:value-type="float" office:value="3.374527">
            <text:p>3.374527</text:p>
          </table:table-cell>
          <table:table-cell office:value-type="float" office:value="3.086998">
            <text:p>3.086998</text:p>
          </table:table-cell>
          <table:table-cell office:value-type="float" office:value="0.287529">
            <text:p>0.287529</text:p>
          </table:table-cell>
          <table:table-cell table:number-columns-repeated="4"/>
        </table:table-row>
        <table:table-row table:style-name="ro1">
          <table:table-cell office:value-type="string">
            <text:p>2011:09</text:p>
          </table:table-cell>
          <table:table-cell office:value-type="float" office:value="2.665802">
            <text:p>2.665802</text:p>
          </table:table-cell>
          <table:table-cell office:value-type="float" office:value="3.572297">
            <text:p>3.572297</text:p>
          </table:table-cell>
          <table:table-cell office:value-type="float" office:value="-0.906495">
            <text:p>-0.906495</text:p>
          </table:table-cell>
          <table:table-cell table:number-columns-repeated="4"/>
        </table:table-row>
        <table:table-row table:style-name="ro1">
          <table:table-cell office:value-type="string">
            <text:p>2011:10</text:p>
          </table:table-cell>
          <table:table-cell office:value-type="float" office:value="3.899466">
            <text:p>3.899466</text:p>
          </table:table-cell>
          <table:table-cell office:value-type="float" office:value="3.986363">
            <text:p>3.986363</text:p>
          </table:table-cell>
          <table:table-cell office:value-type="float" office:value="-0.086896">
            <text:p>-0.086896</text:p>
          </table:table-cell>
          <table:table-cell table:number-columns-repeated="4"/>
        </table:table-row>
        <table:table-row table:style-name="ro1">
          <table:table-cell office:value-type="string">
            <text:p>2011:11</text:p>
          </table:table-cell>
          <table:table-cell office:value-type="float" office:value="1.948207">
            <text:p>1.948207</text:p>
          </table:table-cell>
          <table:table-cell office:value-type="float" office:value="2.485733">
            <text:p>2.485733</text:p>
          </table:table-cell>
          <table:table-cell office:value-type="float" office:value="-0.537526">
            <text:p>-0.537526</text:p>
          </table:table-cell>
          <table:table-cell table:number-columns-repeated="4"/>
        </table:table-row>
        <table:table-row table:style-name="ro1">
          <table:table-cell office:value-type="string">
            <text:p>2011:12</text:p>
          </table:table-cell>
          <table:table-cell office:value-type="float" office:value="1.777811">
            <text:p>1.777811</text:p>
          </table:table-cell>
          <table:table-cell office:value-type="float" office:value="2.323235">
            <text:p>2.323235</text:p>
          </table:table-cell>
          <table:table-cell office:value-type="float" office:value="-0.545424">
            <text:p>-0.545424</text:p>
          </table:table-cell>
          <table:table-cell table:number-columns-repeated="4"/>
        </table:table-row>
        <table:table-row table:style-name="ro1">
          <table:table-cell office:value-type="string">
            <text:p>2012:01</text:p>
          </table:table-cell>
          <table:table-cell office:value-type="float" office:value="1.776135">
            <text:p>1.776135</text:p>
          </table:table-cell>
          <table:table-cell office:value-type="float" office:value="1.862253">
            <text:p>1.862253</text:p>
          </table:table-cell>
          <table:table-cell office:value-type="float" office:value="-0.086118">
            <text:p>-0.086118</text:p>
          </table:table-cell>
          <table:table-cell table:number-columns-repeated="4"/>
        </table:table-row>
        <table:table-row table:style-name="ro1">
          <table:table-cell office:value-type="string">
            <text:p>2012:02</text:p>
          </table:table-cell>
          <table:table-cell office:value-type="float" office:value="2.082256">
            <text:p>2.082256</text:p>
          </table:table-cell>
          <table:table-cell office:value-type="float" office:value="1.967959">
            <text:p>1.967959</text:p>
          </table:table-cell>
          <table:table-cell office:value-type="float" office:value="0.114297">
            <text:p>0.114297</text:p>
          </table:table-cell>
          <table:table-cell table:number-columns-repeated="4"/>
        </table:table-row>
        <table:table-row table:style-name="ro1">
          <table:table-cell office:value-type="string">
            <text:p>2012:03</text:p>
          </table:table-cell>
          <table:table-cell office:value-type="float" office:value="2.814495">
            <text:p>2.814495</text:p>
          </table:table-cell>
          <table:table-cell office:value-type="float" office:value="2.81569">
            <text:p>2.81569</text:p>
          </table:table-cell>
          <table:table-cell office:value-type="float" office:value="-0.001195">
            <text:p>-0.001195</text:p>
          </table:table-cell>
          <table:table-cell table:number-columns-repeated="4"/>
        </table:table-row>
        <table:table-row table:style-name="ro1">
          <table:table-cell office:value-type="string">
            <text:p>2012:04</text:p>
          </table:table-cell>
          <table:table-cell office:value-type="float" office:value="2.731495">
            <text:p>2.731495</text:p>
          </table:table-cell>
          <table:table-cell office:value-type="float" office:value="3.047869">
            <text:p>3.047869</text:p>
          </table:table-cell>
          <table:table-cell office:value-type="float" office:value="-0.316374">
            <text:p>-0.316374</text:p>
          </table:table-cell>
          <table:table-cell table:number-columns-repeated="4"/>
        </table:table-row>
        <table:table-row table:style-name="ro1">
          <table:table-cell office:value-type="string">
            <text:p>2012:05</text:p>
          </table:table-cell>
          <table:table-cell office:value-type="float" office:value="3.817239">
            <text:p>3.817239</text:p>
          </table:table-cell>
          <table:table-cell office:value-type="float" office:value="3.686888">
            <text:p>3.686888</text:p>
          </table:table-cell>
          <table:table-cell office:value-type="float" office:value="0.130351">
            <text:p>0.130351</text:p>
          </table:table-cell>
          <table:table-cell table:number-columns-repeated="4"/>
        </table:table-row>
        <table:table-row table:style-name="ro1">
          <table:table-cell office:value-type="string">
            <text:p>2012:06</text:p>
          </table:table-cell>
          <table:table-cell office:value-type="float" office:value="3.796889">
            <text:p>3.796889</text:p>
          </table:table-cell>
          <table:table-cell office:value-type="float" office:value="3.393881">
            <text:p>3.393881</text:p>
          </table:table-cell>
          <table:table-cell office:value-type="float" office:value="0.403008">
            <text:p>0.403008</text:p>
          </table:table-cell>
          <table:table-cell table:number-columns-repeated="4"/>
        </table:table-row>
        <table:table-row table:style-name="ro1">
          <table:table-cell office:value-type="string">
            <text:p>2012:07</text:p>
          </table:table-cell>
          <table:table-cell office:value-type="float" office:value="2.872055">
            <text:p>2.872055</text:p>
          </table:table-cell>
          <table:table-cell office:value-type="float" office:value="2.862326">
            <text:p>2.862326</text:p>
          </table:table-cell>
          <table:table-cell office:value-type="float" office:value="0.009728">
            <text:p>0.009728</text:p>
          </table:table-cell>
          <table:table-cell table:number-columns-repeated="4"/>
        </table:table-row>
        <table:table-row table:style-name="ro1">
          <table:table-cell office:value-type="string">
            <text:p>2012:08</text:p>
          </table:table-cell>
          <table:table-cell office:value-type="float" office:value="2.828458">
            <text:p>2.828458</text:p>
          </table:table-cell>
          <table:table-cell office:value-type="float" office:value="3.193818">
            <text:p>3.193818</text:p>
          </table:table-cell>
          <table:table-cell office:value-type="float" office:value="-0.36536">
            <text:p>-0.36536</text:p>
          </table:table-cell>
          <table:table-cell table:number-columns-repeated="4"/>
        </table:table-row>
        <table:table-row table:style-name="ro1">
          <table:table-cell office:value-type="string">
            <text:p>2012:09</text:p>
          </table:table-cell>
          <table:table-cell office:value-type="float" office:value="2.627774">
            <text:p>2.627774</text:p>
          </table:table-cell>
          <table:table-cell office:value-type="float" office:value="2.529725">
            <text:p>2.529725</text:p>
          </table:table-cell>
          <table:table-cell office:value-type="float" office:value="0.098049">
            <text:p>0.098049</text:p>
          </table:table-cell>
          <table:table-cell table:number-columns-repeated="4"/>
        </table:table-row>
        <table:table-row table:style-name="ro1">
          <table:table-cell office:value-type="string">
            <text:p>2012:10</text:p>
          </table:table-cell>
          <table:table-cell office:value-type="float" office:value="2.679737">
            <text:p>2.679737</text:p>
          </table:table-cell>
          <table:table-cell office:value-type="float" office:value="2.315861">
            <text:p>2.315861</text:p>
          </table:table-cell>
          <table:table-cell office:value-type="float" office:value="0.363876">
            <text:p>0.363876</text:p>
          </table:table-cell>
          <table:table-cell table:number-columns-repeated="4"/>
        </table:table-row>
        <table:table-row table:style-name="ro1">
          <table:table-cell office:value-type="string">
            <text:p>2012:11</text:p>
          </table:table-cell>
          <table:table-cell office:value-type="float" office:value="2.724757">
            <text:p>2.724757</text:p>
          </table:table-cell>
          <table:table-cell office:value-type="float" office:value="2.449316">
            <text:p>2.449316</text:p>
          </table:table-cell>
          <table:table-cell office:value-type="float" office:value="0.275441">
            <text:p>0.275441</text:p>
          </table:table-cell>
          <table:table-cell table:number-columns-repeated="4"/>
        </table:table-row>
        <table:table-row table:style-name="ro1">
          <table:table-cell office:value-type="string">
            <text:p>2012:12</text:p>
          </table:table-cell>
          <table:table-cell office:value-type="float" office:value="2.309699">
            <text:p>2.309699</text:p>
          </table:table-cell>
          <table:table-cell office:value-type="float" office:value="2.202376">
            <text:p>2.202376</text:p>
          </table:table-cell>
          <table:table-cell office:value-type="float" office:value="0.107323">
            <text:p>0.107323</text:p>
          </table:table-cell>
          <table:table-cell table:number-columns-repeated="4"/>
        </table:table-row>
        <table:table-row table:style-name="ro1">
          <table:table-cell office:value-type="string">
            <text:p>2013:01</text:p>
          </table:table-cell>
          <table:table-cell office:value-type="float" office:value="2.612381">
            <text:p>2.612381</text:p>
          </table:table-cell>
          <table:table-cell office:value-type="float" office:value="2.300401">
            <text:p>2.300401</text:p>
          </table:table-cell>
          <table:table-cell office:value-type="float" office:value="0.31198">
            <text:p>0.31198</text:p>
          </table:table-cell>
          <table:table-cell table:number-columns-repeated="4"/>
        </table:table-row>
        <table:table-row table:style-name="ro1">
          <table:table-cell office:value-type="string">
            <text:p>2013:02</text:p>
          </table:table-cell>
          <table:table-cell office:value-type="float" office:value="2.685893">
            <text:p>2.685893</text:p>
          </table:table-cell>
          <table:table-cell office:value-type="float" office:value="2.880907">
            <text:p>2.880907</text:p>
          </table:table-cell>
          <table:table-cell office:value-type="float" office:value="-0.195014">
            <text:p>-0.195014</text:p>
          </table:table-cell>
          <table:table-cell table:number-columns-repeated="4"/>
        </table:table-row>
        <table:table-row table:style-name="ro1">
          <table:table-cell office:value-type="string">
            <text:p>2013:03</text:p>
          </table:table-cell>
          <table:table-cell office:value-type="float" office:value="3.639333">
            <text:p>3.639333</text:p>
          </table:table-cell>
          <table:table-cell office:value-type="float" office:value="3.780064">
            <text:p>3.780064</text:p>
          </table:table-cell>
          <table:table-cell office:value-type="float" office:value="-0.140731">
            <text:p>-0.140731</text:p>
          </table:table-cell>
          <table:table-cell table:number-columns-repeated="4"/>
        </table:table-row>
        <table:table-row table:style-name="ro1">
          <table:table-cell office:value-type="string">
            <text:p>2013:04</text:p>
          </table:table-cell>
          <table:table-cell office:value-type="float" office:value="3.430961">
            <text:p>3.430961</text:p>
          </table:table-cell>
          <table:table-cell office:value-type="float" office:value="3.367792">
            <text:p>3.367792</text:p>
          </table:table-cell>
          <table:table-cell office:value-type="float" office:value="0.06317">
            <text:p>0.06317</text:p>
          </table:table-cell>
          <table:table-cell table:number-columns-repeated="4"/>
        </table:table-row>
        <table:table-row table:style-name="ro1">
          <table:table-cell office:value-type="string">
            <text:p>2013:05</text:p>
          </table:table-cell>
          <table:table-cell office:value-type="float" office:value="3.911093">
            <text:p>3.911093</text:p>
          </table:table-cell>
          <table:table-cell office:value-type="float" office:value="3.771486">
            <text:p>3.771486</text:p>
          </table:table-cell>
          <table:table-cell office:value-type="float" office:value="0.139607">
            <text:p>0.139607</text:p>
          </table:table-cell>
          <table:table-cell table:number-columns-repeated="4"/>
        </table:table-row>
        <table:table-row table:style-name="ro1">
          <table:table-cell office:value-type="string">
            <text:p>2013:06</text:p>
          </table:table-cell>
          <table:table-cell office:value-type="float" office:value="3.17336">
            <text:p>3.17336</text:p>
          </table:table-cell>
          <table:table-cell office:value-type="float" office:value="4.264298">
            <text:p>4.264298</text:p>
          </table:table-cell>
          <table:table-cell office:value-type="float" office:value="-1.090938">
            <text:p>-1.090938</text:p>
          </table:table-cell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2013:07</text:p>
          </table:table-cell>
          <table:table-cell office:value-type="float" office:value="4.611943">
            <text:p>4.611943</text:p>
          </table:table-cell>
          <table:table-cell office:value-type="float" office:value="4.625361">
            <text:p>4.625361</text:p>
          </table:table-cell>
          <table:table-cell office:value-type="float" office:value="-0.013418">
            <text:p>-0.013418</text:p>
          </table:table-cell>
          <table:table-cell table:number-columns-repeated="4"/>
        </table:table-row>
        <table:table-row table:style-name="ro1">
          <table:table-cell office:value-type="string">
            <text:p>2013:08</text:p>
          </table:table-cell>
          <table:table-cell office:value-type="float" office:value="2.869921">
            <text:p>2.869921</text:p>
          </table:table-cell>
          <table:table-cell office:value-type="float" office:value="3.116541">
            <text:p>3.116541</text:p>
          </table:table-cell>
          <table:table-cell office:value-type="float" office:value="-0.246621">
            <text:p>-0.246621</text:p>
          </table:table-cell>
          <table:table-cell table:number-columns-repeated="4"/>
        </table:table-row>
        <table:table-row table:style-name="ro1">
          <table:table-cell office:value-type="string">
            <text:p>2013:09</text:p>
          </table:table-cell>
          <table:table-cell office:value-type="float" office:value="3.545971">
            <text:p>3.545971</text:p>
          </table:table-cell>
          <table:table-cell office:value-type="float" office:value="2.914945">
            <text:p>2.914945</text:p>
          </table:table-cell>
          <table:table-cell office:value-type="float" office:value="0.631026">
            <text:p>0.631026</text:p>
          </table:table-cell>
          <table:table-cell table:number-columns-repeated="4"/>
        </table:table-row>
        <table:table-row table:style-name="ro1">
          <table:table-cell office:value-type="string">
            <text:p>2013:10</text:p>
          </table:table-cell>
          <table:table-cell office:value-type="float" office:value="4.320281">
            <text:p>4.320281</text:p>
          </table:table-cell>
          <table:table-cell office:value-type="float" office:value="4.213001">
            <text:p>4.213001</text:p>
          </table:table-cell>
          <table:table-cell office:value-type="float" office:value="0.10728">
            <text:p>0.10728</text:p>
          </table:table-cell>
          <table:table-cell table:number-columns-repeated="4"/>
        </table:table-row>
        <table:table-row table:style-name="ro1">
          <table:table-cell office:value-type="string">
            <text:p>2013:11</text:p>
          </table:table-cell>
          <table:table-cell office:value-type="float" office:value="3.553706">
            <text:p>3.553706</text:p>
          </table:table-cell>
          <table:table-cell office:value-type="float" office:value="3.971154">
            <text:p>3.971154</text:p>
          </table:table-cell>
          <table:table-cell office:value-type="float" office:value="-0.417447">
            <text:p>-0.417447</text:p>
          </table:table-cell>
          <table:table-cell table:number-columns-repeated="4"/>
        </table:table-row>
        <table:table-row table:style-name="ro1">
          <table:table-cell office:value-type="string">
            <text:p>2013:12</text:p>
          </table:table-cell>
          <table:table-cell office:value-type="float" office:value="3.48798">
            <text:p>3.48798</text:p>
          </table:table-cell>
          <table:table-cell office:value-type="float" office:value="3.213903">
            <text:p>3.213903</text:p>
          </table:table-cell>
          <table:table-cell office:value-type="float" office:value="0.274077">
            <text:p>0.274077</text:p>
          </table:table-cell>
          <table:table-cell table:number-columns-repeated="4"/>
        </table:table-row>
        <table:table-row table:style-name="ro1">
          <table:table-cell office:value-type="string">
            <text:p>2014:01</text:p>
          </table:table-cell>
          <table:table-cell office:value-type="float" office:value="3.349026">
            <text:p>3.349026</text:p>
          </table:table-cell>
          <table:table-cell office:value-type="float" office:value="3.361709">
            <text:p>3.361709</text:p>
          </table:table-cell>
          <table:table-cell office:value-type="float" office:value="-0.012683">
            <text:p>-0.012683</text:p>
          </table:table-cell>
          <table:table-cell table:number-columns-repeated="4"/>
        </table:table-row>
        <table:table-row table:style-name="ro1">
          <table:table-cell office:value-type="string">
            <text:p>2014:02</text:p>
          </table:table-cell>
          <table:table-cell office:value-type="float" office:value="3.71575">
            <text:p>3.71575</text:p>
          </table:table-cell>
          <table:table-cell office:value-type="float" office:value="3.570667">
            <text:p>3.570667</text:p>
          </table:table-cell>
          <table:table-cell office:value-type="float" office:value="0.145083">
            <text:p>0.145083</text:p>
          </table:table-cell>
          <table:table-cell table:number-columns-repeated="4"/>
        </table:table-row>
        <table:table-row table:style-name="ro1">
          <table:table-cell office:value-type="string">
            <text:p>2014:03</text:p>
          </table:table-cell>
          <table:table-cell office:value-type="float" office:value="3.772991">
            <text:p>3.772991</text:p>
          </table:table-cell>
          <table:table-cell office:value-type="float" office:value="3.194024">
            <text:p>3.194024</text:p>
          </table:table-cell>
          <table:table-cell office:value-type="float" office:value="0.578967">
            <text:p>0.578967</text:p>
          </table:table-cell>
          <table:table-cell table:number-columns-repeated="4"/>
        </table:table-row>
        <table:table-row table:style-name="ro1">
          <table:table-cell office:value-type="string">
            <text:p>2014:04</text:p>
          </table:table-cell>
          <table:table-cell office:value-type="float" office:value="4.103756">
            <text:p>4.103756</text:p>
          </table:table-cell>
          <table:table-cell office:value-type="float" office:value="3.505705">
            <text:p>3.505705</text:p>
          </table:table-cell>
          <table:table-cell office:value-type="float" office:value="0.59805">
            <text:p>0.59805</text:p>
          </table:table-cell>
          <table:table-cell table:number-columns-repeated="4"/>
        </table:table-row>
        <table:table-row table:style-name="ro1">
          <table:table-cell office:value-type="string">
            <text:p>2014:05</text:p>
          </table:table-cell>
          <table:table-cell office:value-type="float" office:value="3.404911">
            <text:p>3.404911</text:p>
          </table:table-cell>
          <table:table-cell office:value-type="float" office:value="3.620409">
            <text:p>3.620409</text:p>
          </table:table-cell>
          <table:table-cell office:value-type="float" office:value="-0.215498">
            <text:p>-0.215498</text:p>
          </table:table-cell>
          <table:table-cell table:number-columns-repeated="4"/>
        </table:table-row>
        <table:table-row table:style-name="ro1">
          <table:table-cell office:value-type="string">
            <text:p>2014:06</text:p>
          </table:table-cell>
          <table:table-cell office:value-type="float" office:value="2.944845">
            <text:p>2.944845</text:p>
          </table:table-cell>
          <table:table-cell office:value-type="float" office:value="2.529142">
            <text:p>2.529142</text:p>
          </table:table-cell>
          <table:table-cell office:value-type="float" office:value="0.415703">
            <text:p>0.415703</text:p>
          </table:table-cell>
          <table:table-cell table:number-columns-repeated="4"/>
        </table:table-row>
        <table:table-row table:style-name="ro1">
          <table:table-cell office:value-type="string">
            <text:p>2014:07</text:p>
          </table:table-cell>
          <table:table-cell office:value-type="float" office:value="2.884926">
            <text:p>2.884926</text:p>
          </table:table-cell>
          <table:table-cell office:value-type="float" office:value="2.961976">
            <text:p>2.961976</text:p>
          </table:table-cell>
          <table:table-cell office:value-type="float" office:value="-0.07705">
            <text:p>-0.07705</text:p>
          </table:table-cell>
          <table:table-cell table:number-columns-repeated="4"/>
        </table:table-row>
        <table:table-row table:style-name="ro1">
          <table:table-cell office:value-type="string">
            <text:p>2014:08</text:p>
          </table:table-cell>
          <table:table-cell office:value-type="float" office:value="3.125195">
            <text:p>3.125195</text:p>
          </table:table-cell>
          <table:table-cell office:value-type="float" office:value="2.56595">
            <text:p>2.56595</text:p>
          </table:table-cell>
          <table:table-cell office:value-type="float" office:value="0.559245">
            <text:p>0.559245</text:p>
          </table:table-cell>
          <table:table-cell table:number-columns-repeated="4"/>
        </table:table-row>
        <table:table-row table:style-name="ro1">
          <table:table-cell office:value-type="string">
            <text:p>2014:09</text:p>
          </table:table-cell>
          <table:table-cell office:value-type="float" office:value="3.732486">
            <text:p>3.732486</text:p>
          </table:table-cell>
          <table:table-cell office:value-type="float" office:value="3.308417">
            <text:p>3.308417</text:p>
          </table:table-cell>
          <table:table-cell office:value-type="float" office:value="0.424069">
            <text:p>0.424069</text:p>
          </table:table-cell>
          <table:table-cell table:number-columns-repeated="4"/>
        </table:table-row>
        <table:table-row table:style-name="ro1">
          <table:table-cell office:value-type="string">
            <text:p>2014:10</text:p>
          </table:table-cell>
          <table:table-cell office:value-type="float" office:value="3.124589">
            <text:p>3.124589</text:p>
          </table:table-cell>
          <table:table-cell office:value-type="float" office:value="3.345676">
            <text:p>3.345676</text:p>
          </table:table-cell>
          <table:table-cell office:value-type="float" office:value="-0.221087">
            <text:p>-0.221087</text:p>
          </table:table-cell>
          <table:table-cell table:number-columns-repeated="4"/>
        </table:table-row>
        <table:table-row table:style-name="ro1">
          <table:table-cell office:value-type="string">
            <text:p>2014:11</text:p>
          </table:table-cell>
          <table:table-cell office:value-type="float" office:value="1.998408">
            <text:p>1.998408</text:p>
          </table:table-cell>
          <table:table-cell office:value-type="float" office:value="2.627004">
            <text:p>2.627004</text:p>
          </table:table-cell>
          <table:table-cell office:value-type="float" office:value="-0.628596">
            <text:p>-0.628596</text:p>
          </table:table-cell>
          <table:table-cell table:number-columns-repeated="4"/>
        </table:table-row>
        <table:table-row table:style-name="ro1">
          <table:table-cell office:value-type="string">
            <text:p>2014:12</text:p>
          </table:table-cell>
          <table:table-cell office:value-type="float" office:value="2.961723">
            <text:p>2.961723</text:p>
          </table:table-cell>
          <table:table-cell office:value-type="float" office:value="2.705955">
            <text:p>2.705955</text:p>
          </table:table-cell>
          <table:table-cell office:value-type="float" office:value="0.255768">
            <text:p>0.255768</text:p>
          </table:table-cell>
          <table:table-cell table:number-columns-repeated="4"/>
        </table:table-row>
        <table:table-row table:style-name="ro1">
          <table:table-cell office:value-type="string">
            <text:p>2015:01</text:p>
          </table:table-cell>
          <table:table-cell office:value-type="float" office:value="2.261393">
            <text:p>2.261393</text:p>
          </table:table-cell>
          <table:table-cell office:value-type="float" office:value="2.188355">
            <text:p>2.188355</text:p>
          </table:table-cell>
          <table:table-cell office:value-type="float" office:value="0.073038">
            <text:p>0.073038</text:p>
          </table:table-cell>
          <table:table-cell table:number-columns-repeated="4"/>
        </table:table-row>
        <table:table-row table:style-name="ro1">
          <table:table-cell office:value-type="string">
            <text:p>2015:02</text:p>
          </table:table-cell>
          <table:table-cell office:value-type="float" office:value="2.499018">
            <text:p>2.499018</text:p>
          </table:table-cell>
          <table:table-cell office:value-type="float" office:value="2.295408">
            <text:p>2.295408</text:p>
          </table:table-cell>
          <table:table-cell office:value-type="float" office:value="0.20361">
            <text:p>0.20361</text:p>
          </table:table-cell>
          <table:table-cell table:number-columns-repeated="4"/>
        </table:table-row>
        <table:table-row table:style-name="ro1">
          <table:table-cell office:value-type="string">
            <text:p>2015:03</text:p>
          </table:table-cell>
          <table:table-cell office:value-type="float" office:value="3.189885">
            <text:p>3.189885</text:p>
          </table:table-cell>
          <table:table-cell office:value-type="float" office:value="3.228157">
            <text:p>3.228157</text:p>
          </table:table-cell>
          <table:table-cell office:value-type="float" office:value="-0.038272">
            <text:p>-0.038272</text:p>
          </table:table-cell>
          <table:table-cell table:number-columns-repeated="4"/>
        </table:table-row>
        <table:table-row table:style-name="ro1">
          <table:table-cell office:value-type="string">
            <text:p>2015:04</text:p>
          </table:table-cell>
          <table:table-cell office:value-type="float" office:value="4.412507">
            <text:p>4.412507</text:p>
          </table:table-cell>
          <table:table-cell office:value-type="float" office:value="3.857108">
            <text:p>3.857108</text:p>
          </table:table-cell>
          <table:table-cell office:value-type="float" office:value="0.555399">
            <text:p>0.555399</text:p>
          </table:table-cell>
          <table:table-cell table:number-columns-repeated="4"/>
        </table:table-row>
        <table:table-row table:style-name="ro1">
          <table:table-cell office:value-type="string">
            <text:p>2015:05</text:p>
          </table:table-cell>
          <table:table-cell office:value-type="float" office:value="2.967679">
            <text:p>2.967679</text:p>
          </table:table-cell>
          <table:table-cell office:value-type="float" office:value="3.257212">
            <text:p>3.257212</text:p>
          </table:table-cell>
          <table:table-cell office:value-type="float" office:value="-0.289533">
            <text:p>-0.289533</text:p>
          </table:table-cell>
          <table:table-cell table:number-columns-repeated="4"/>
        </table:table-row>
        <table:table-row table:style-name="ro1">
          <table:table-cell office:value-type="string">
            <text:p>2015:06</text:p>
          </table:table-cell>
          <table:table-cell office:value-type="float" office:value="4.264123">
            <text:p>4.264123</text:p>
          </table:table-cell>
          <table:table-cell office:value-type="float" office:value="4.138524">
            <text:p>4.138524</text:p>
          </table:table-cell>
          <table:table-cell office:value-type="float" office:value="0.125599">
            <text:p>0.125599</text:p>
          </table:table-cell>
          <table:table-cell table:number-columns-repeated="4"/>
        </table:table-row>
        <table:table-row table:style-name="ro1">
          <table:table-cell office:value-type="string">
            <text:p>2015:07</text:p>
          </table:table-cell>
          <table:table-cell office:value-type="float" office:value="3.143125">
            <text:p>3.143125</text:p>
          </table:table-cell>
          <table:table-cell office:value-type="float" office:value="3.481018">
            <text:p>3.481018</text:p>
          </table:table-cell>
          <table:table-cell office:value-type="float" office:value="-0.337894">
            <text:p>-0.337894</text:p>
          </table:table-cell>
          <table:table-cell table:number-columns-repeated="4"/>
        </table:table-row>
        <table:table-row table:style-name="ro1">
          <table:table-cell office:value-type="string">
            <text:p>2015:08</text:p>
          </table:table-cell>
          <table:table-cell office:value-type="float" office:value="4.435151">
            <text:p>4.435151</text:p>
          </table:table-cell>
          <table:table-cell office:value-type="float" office:value="4.245371">
            <text:p>4.245371</text:p>
          </table:table-cell>
          <table:table-cell office:value-type="float" office:value="0.18978">
            <text:p>0.18978</text:p>
          </table:table-cell>
          <table:table-cell table:number-columns-repeated="4"/>
        </table:table-row>
        <table:table-row table:style-name="ro1">
          <table:table-cell office:value-type="string">
            <text:p>2015:09</text:p>
          </table:table-cell>
          <table:table-cell office:value-type="float" office:value="3.576413">
            <text:p>3.576413</text:p>
          </table:table-cell>
          <table:table-cell office:value-type="float" office:value="3.377017">
            <text:p>3.377017</text:p>
          </table:table-cell>
          <table:table-cell office:value-type="float" office:value="0.199396">
            <text:p>0.199396</text:p>
          </table:table-cell>
          <table:table-cell table:number-columns-repeated="4"/>
        </table:table-row>
        <table:table-row table:style-name="ro1">
          <table:table-cell office:value-type="string">
            <text:p>2015:10</text:p>
          </table:table-cell>
          <table:table-cell office:value-type="float" office:value="3.175273">
            <text:p>3.175273</text:p>
          </table:table-cell>
          <table:table-cell office:value-type="float" office:value="2.619152">
            <text:p>2.619152</text:p>
          </table:table-cell>
          <table:table-cell office:value-type="float" office:value="0.556121">
            <text:p>0.556121</text:p>
          </table:table-cell>
          <table:table-cell table:number-columns-repeated="4"/>
        </table:table-row>
        <table:table-row table:style-name="ro1">
          <table:table-cell office:value-type="string">
            <text:p>2015:11</text:p>
          </table:table-cell>
          <table:table-cell office:value-type="float" office:value="2.224544">
            <text:p>2.224544</text:p>
          </table:table-cell>
          <table:table-cell office:value-type="float" office:value="2.815626">
            <text:p>2.815626</text:p>
          </table:table-cell>
          <table:table-cell office:value-type="float" office:value="-0.591083">
            <text:p>-0.591083</text:p>
          </table:table-cell>
          <table:table-cell table:number-columns-repeated="4"/>
        </table:table-row>
        <table:table-row table:style-name="ro1">
          <table:table-cell office:value-type="string">
            <text:p>2015:12</text:p>
          </table:table-cell>
          <table:table-cell office:value-type="float" office:value="3.174562">
            <text:p>3.174562</text:p>
          </table:table-cell>
          <table:table-cell office:value-type="float" office:value="3.272026">
            <text:p>3.272026</text:p>
          </table:table-cell>
          <table:table-cell office:value-type="float" office:value="-0.097464">
            <text:p>-0.097464</text:p>
          </table:table-cell>
          <table:table-cell table:number-columns-repeated="4"/>
        </table:table-row>
        <table:table-row table:style-name="ro1">
          <table:table-cell office:value-type="string">
            <text:p>2016:01</text:p>
          </table:table-cell>
          <table:table-cell office:value-type="float" office:value="2.095211">
            <text:p>2.095211</text:p>
          </table:table-cell>
          <table:table-cell office:value-type="float" office:value="1.954437">
            <text:p>1.954437</text:p>
          </table:table-cell>
          <table:table-cell office:value-type="float" office:value="0.140774">
            <text:p>0.140774</text:p>
          </table:table-cell>
          <table:table-cell table:number-columns-repeated="4"/>
        </table:table-row>
        <table:table-row table:style-name="ro1">
          <table:table-cell office:value-type="string">
            <text:p>2016:02</text:p>
          </table:table-cell>
          <table:table-cell office:value-type="float" office:value="2.874841">
            <text:p>2.874841</text:p>
          </table:table-cell>
          <table:table-cell office:value-type="float" office:value="3.117772">
            <text:p>3.117772</text:p>
          </table:table-cell>
          <table:table-cell office:value-type="float" office:value="-0.242931">
            <text:p>-0.242931</text:p>
          </table:table-cell>
          <table:table-cell table:number-columns-repeated="4"/>
        </table:table-row>
        <table:table-row table:style-name="ro1">
          <table:table-cell office:value-type="string">
            <text:p>2016:03</text:p>
          </table:table-cell>
          <table:table-cell office:value-type="float" office:value="2.619951">
            <text:p>2.619951</text:p>
          </table:table-cell>
          <table:table-cell office:value-type="float" office:value="2.626085">
            <text:p>2.626085</text:p>
          </table:table-cell>
          <table:table-cell office:value-type="float" office:value="-0.006135">
            <text:p>-0.006135</text:p>
          </table:table-cell>
          <table:table-cell table:number-columns-repeated="4"/>
        </table:table-row>
        <table:table-row table:style-name="ro1">
          <table:table-cell office:value-type="string">
            <text:p>2016:04</text:p>
          </table:table-cell>
          <table:table-cell office:value-type="float" office:value="3.263935">
            <text:p>3.263935</text:p>
          </table:table-cell>
          <table:table-cell office:value-type="float" office:value="3.576327">
            <text:p>3.576327</text:p>
          </table:table-cell>
          <table:table-cell office:value-type="float" office:value="-0.312392">
            <text:p>-0.312392</text:p>
          </table:table-cell>
          <table:table-cell table:number-columns-repeated="4"/>
        </table:table-row>
        <table:table-row table:style-name="ro1">
          <table:table-cell office:value-type="string">
            <text:p>2016:05</text:p>
          </table:table-cell>
          <table:table-cell office:value-type="float" office:value="2.725868">
            <text:p>2.725868</text:p>
          </table:table-cell>
          <table:table-cell office:value-type="float" office:value="2.964974">
            <text:p>2.964974</text:p>
          </table:table-cell>
          <table:table-cell office:value-type="float" office:value="-0.239106">
            <text:p>-0.239106</text:p>
          </table:table-cell>
          <table:table-cell table:number-columns-repeated="4"/>
        </table:table-row>
        <table:table-row table:style-name="ro1">
          <table:table-cell office:value-type="string">
            <text:p>2016:06</text:p>
          </table:table-cell>
          <table:table-cell office:value-type="float" office:value="3.524202">
            <text:p>3.524202</text:p>
          </table:table-cell>
          <table:table-cell office:value-type="float" office:value="4.064371">
            <text:p>4.064371</text:p>
          </table:table-cell>
          <table:table-cell office:value-type="float" office:value="-0.540169">
            <text:p>-0.540169</text:p>
          </table:table-cell>
          <table:table-cell table:number-columns-repeated="4"/>
        </table:table-row>
        <table:table-row table:style-name="ro1">
          <table:table-cell office:value-type="string">
            <text:p>2016:07</text:p>
          </table:table-cell>
          <table:table-cell office:value-type="float" office:value="2.087488">
            <text:p>2.087488</text:p>
          </table:table-cell>
          <table:table-cell office:value-type="float" office:value="2.513499">
            <text:p>2.513499</text:p>
          </table:table-cell>
          <table:table-cell office:value-type="float" office:value="-0.426011">
            <text:p>-0.426011</text:p>
          </table:table-cell>
          <table:table-cell table:number-columns-repeated="4"/>
        </table:table-row>
        <table:table-row table:style-name="ro1">
          <table:table-cell office:value-type="string">
            <text:p>2016:08</text:p>
          </table:table-cell>
          <table:table-cell office:value-type="float" office:value="3.673964">
            <text:p>3.673964</text:p>
          </table:table-cell>
          <table:table-cell office:value-type="float" office:value="3.375751">
            <text:p>3.375751</text:p>
          </table:table-cell>
          <table:table-cell office:value-type="float" office:value="0.298212">
            <text:p>0.298212</text:p>
          </table:table-cell>
          <table:table-cell table:number-columns-repeated="4"/>
        </table:table-row>
        <table:table-row table:style-name="ro1">
          <table:table-cell office:value-type="string">
            <text:p>2016:09</text:p>
          </table:table-cell>
          <table:table-cell office:value-type="float" office:value="3.798169">
            <text:p>3.798169</text:p>
          </table:table-cell>
          <table:table-cell office:value-type="float" office:value="3.962078">
            <text:p>3.962078</text:p>
          </table:table-cell>
          <table:table-cell office:value-type="float" office:value="-0.163909">
            <text:p>-0.163909</text:p>
          </table:table-cell>
          <table:table-cell table:number-columns-repeated="4"/>
        </table:table-row>
        <table:table-row table:style-name="ro1">
          <table:table-cell office:value-type="string">
            <text:p>2016:10</text:p>
          </table:table-cell>
          <table:table-cell office:value-type="float" office:value="3.807956">
            <text:p>3.807956</text:p>
          </table:table-cell>
          <table:table-cell office:value-type="float" office:value="4.345744">
            <text:p>4.345744</text:p>
          </table:table-cell>
          <table:table-cell office:value-type="float" office:value="-0.537787">
            <text:p>-0.537787</text:p>
          </table:table-cell>
          <table:table-cell table:number-columns-repeated="4"/>
        </table:table-row>
        <table:table-row table:style-name="ro1">
          <table:table-cell office:value-type="string">
            <text:p>2016:11</text:p>
          </table:table-cell>
          <table:table-cell office:value-type="float" office:value="3.101833">
            <text:p>3.101833</text:p>
          </table:table-cell>
          <table:table-cell office:value-type="float" office:value="3.243066">
            <text:p>3.243066</text:p>
          </table:table-cell>
          <table:table-cell office:value-type="float" office:value="-0.141233">
            <text:p>-0.141233</text:p>
          </table:table-cell>
          <table:table-cell table:number-columns-repeated="4"/>
        </table:table-row>
        <table:table-row table:style-name="ro1">
          <table:table-cell office:value-type="string">
            <text:p>2016:12</text:p>
          </table:table-cell>
          <table:table-cell office:value-type="float" office:value="3.985966">
            <text:p>3.985966</text:p>
          </table:table-cell>
          <table:table-cell office:value-type="float" office:value="3.871709">
            <text:p>3.871709</text:p>
          </table:table-cell>
          <table:table-cell office:value-type="float" office:value="0.114257">
            <text:p>0.114257</text:p>
          </table:table-cell>
          <table:table-cell/>
          <table:table-cell/>
          <table:table-cell office:value-type="string">
            <text:p>Actual</text:p>
          </table:table-cell>
          <table:table-cell office:value-type="string">
            <text:p>Fitted</text:p>
          </table:table-cell>
        </table:table-row>
        <table:table-row table:style-name="ro1">
          <table:table-cell office:value-type="string">
            <text:p>2017:01</text:p>
          </table:table-cell>
          <table:table-cell office:value-type="float" office:value="4.166384">
            <text:p>4.166384</text:p>
          </table:table-cell>
          <table:table-cell office:value-type="float" office:value="4.247379">
            <text:p>4.247379</text:p>
          </table:table-cell>
          <table:table-cell office:value-type="float" office:value="-0.080995">
            <text:p>-0.080995</text:p>
          </table:table-cell>
          <table:table-cell/>
          <table:table-cell office:value-type="string">
            <text:p>2017:01</text:p>
          </table:table-cell>
          <table:table-cell office:value-type="float" office:value="4.166384">
            <text:p>4.166384</text:p>
          </table:table-cell>
          <table:table-cell office:value-type="float" office:value="4.247379">
            <text:p>4.247379</text:p>
          </table:table-cell>
        </table:table-row>
        <table:table-row table:style-name="ro1">
          <table:table-cell office:value-type="string">
            <text:p>2017:02</text:p>
          </table:table-cell>
          <table:table-cell office:value-type="float" office:value="3.864167">
            <text:p>3.864167</text:p>
          </table:table-cell>
          <table:table-cell office:value-type="float" office:value="4.121324">
            <text:p>4.121324</text:p>
          </table:table-cell>
          <table:table-cell office:value-type="float" office:value="-0.257158">
            <text:p>-0.257158</text:p>
          </table:table-cell>
          <table:table-cell/>
          <table:table-cell office:value-type="string">
            <text:p>2017:02</text:p>
          </table:table-cell>
          <table:table-cell office:value-type="float" office:value="3.864167">
            <text:p>3.864167</text:p>
          </table:table-cell>
          <table:table-cell office:value-type="float" office:value="4.121324">
            <text:p>4.121324</text:p>
          </table:table-cell>
        </table:table-row>
        <table:table-row table:style-name="ro1">
          <table:table-cell office:value-type="string">
            <text:p>2017:03</text:p>
          </table:table-cell>
          <table:table-cell office:value-type="float" office:value="5.40813">
            <text:p>5.40813</text:p>
          </table:table-cell>
          <table:table-cell office:value-type="float" office:value="4.838471">
            <text:p>4.838471</text:p>
          </table:table-cell>
          <table:table-cell office:value-type="float" office:value="0.569659">
            <text:p>0.569659</text:p>
          </table:table-cell>
          <table:table-cell/>
          <table:table-cell office:value-type="string">
            <text:p>2017:03</text:p>
          </table:table-cell>
          <table:table-cell office:value-type="float" office:value="5.40813">
            <text:p>5.40813</text:p>
          </table:table-cell>
          <table:table-cell office:value-type="float" office:value="4.838471">
            <text:p>4.838471</text:p>
          </table:table-cell>
        </table:table-row>
        <table:table-row table:style-name="ro1">
          <table:table-cell office:value-type="string">
            <text:p>2017:04</text:p>
          </table:table-cell>
          <table:table-cell office:value-type="float" office:value="4.620455">
            <text:p>4.620455</text:p>
          </table:table-cell>
          <table:table-cell office:value-type="float" office:value="4.673722">
            <text:p>4.673722</text:p>
          </table:table-cell>
          <table:table-cell office:value-type="float" office:value="-0.053268">
            <text:p>-0.053268</text:p>
          </table:table-cell>
          <table:table-cell/>
          <table:table-cell office:value-type="string">
            <text:p>2017:04</text:p>
          </table:table-cell>
          <table:table-cell office:value-type="float" office:value="4.620455">
            <text:p>4.620455</text:p>
          </table:table-cell>
          <table:table-cell office:value-type="float" office:value="4.673722">
            <text:p>4.673722</text:p>
          </table:table-cell>
        </table:table-row>
        <table:table-row table:style-name="ro1">
          <table:table-cell office:value-type="string">
            <text:p>2017:05</text:p>
          </table:table-cell>
          <table:table-cell office:value-type="float" office:value="4.903947">
            <text:p>4.903947</text:p>
          </table:table-cell>
          <table:table-cell office:value-type="float" office:value="3.921266">
            <text:p>3.921266</text:p>
          </table:table-cell>
          <table:table-cell office:value-type="float" office:value="0.982682">
            <text:p>0.982682</text:p>
          </table:table-cell>
          <table:table-cell office:value-type="string">
            <text:p>*</text:p>
          </table:table-cell>
          <table:table-cell office:value-type="string">
            <text:p>2017:05</text:p>
          </table:table-cell>
          <table:table-cell office:value-type="float" office:value="4.903947">
            <text:p>4.903947</text:p>
          </table:table-cell>
          <table:table-cell office:value-type="float" office:value="3.921266">
            <text:p>3.921266</text:p>
          </table:table-cell>
        </table:table-row>
        <table:table-row table:style-name="ro1">
          <table:table-cell office:value-type="string">
            <text:p>2017:06</text:p>
          </table:table-cell>
          <table:table-cell office:value-type="float" office:value="2.706091">
            <text:p>2.706091</text:p>
          </table:table-cell>
          <table:table-cell office:value-type="float" office:value="3.185585">
            <text:p>3.185585</text:p>
          </table:table-cell>
          <table:table-cell office:value-type="float" office:value="-0.479494">
            <text:p>-0.479494</text:p>
          </table:table-cell>
          <table:table-cell/>
          <table:table-cell office:value-type="string">
            <text:p>2017:06</text:p>
          </table:table-cell>
          <table:table-cell office:value-type="float" office:value="2.706091">
            <text:p>2.706091</text:p>
          </table:table-cell>
          <table:table-cell office:value-type="float" office:value="3.185585">
            <text:p>3.185585</text:p>
          </table:table-cell>
        </table:table-row>
        <table:table-row table:style-name="ro1">
          <table:table-cell office:value-type="string">
            <text:p>2017:07</text:p>
          </table:table-cell>
          <table:table-cell office:value-type="float" office:value="4.76425">
            <text:p>4.76425</text:p>
          </table:table-cell>
          <table:table-cell office:value-type="float" office:value="4.122243">
            <text:p>4.122243</text:p>
          </table:table-cell>
          <table:table-cell office:value-type="float" office:value="0.642008">
            <text:p>0.642008</text:p>
          </table:table-cell>
          <table:table-cell/>
          <table:table-cell office:value-type="string">
            <text:p>2017:07</text:p>
          </table:table-cell>
          <table:table-cell office:value-type="float" office:value="4.76425">
            <text:p>4.76425</text:p>
          </table:table-cell>
          <table:table-cell office:value-type="float" office:value="4.122243">
            <text:p>4.122243</text:p>
          </table:table-cell>
        </table:table-row>
        <table:table-row table:style-name="ro1">
          <table:table-cell office:value-type="string">
            <text:p>2017:08</text:p>
          </table:table-cell>
          <table:table-cell office:value-type="float" office:value="5.178357">
            <text:p>5.178357</text:p>
          </table:table-cell>
          <table:table-cell office:value-type="float" office:value="4.90055">
            <text:p>4.90055</text:p>
          </table:table-cell>
          <table:table-cell office:value-type="float" office:value="0.277806">
            <text:p>0.277806</text:p>
          </table:table-cell>
          <table:table-cell/>
          <table:table-cell office:value-type="string">
            <text:p>2017:08</text:p>
          </table:table-cell>
          <table:table-cell office:value-type="float" office:value="5.178357">
            <text:p>5.178357</text:p>
          </table:table-cell>
          <table:table-cell office:value-type="float" office:value="4.90055">
            <text:p>4.90055</text:p>
          </table:table-cell>
        </table:table-row>
        <table:table-row table:style-name="ro1">
          <table:table-cell office:value-type="string">
            <text:p>2017:09</text:p>
          </table:table-cell>
          <table:table-cell office:value-type="float" office:value="4.556968">
            <text:p>4.556968</text:p>
            <draw:frame table:end-cell-address="Sheet1.P156" table:end-x="0.1209in" table:end-y="0.0315in" draw:z-index="0" draw:style-name="gr1" draw:text-style-name="P1" svg:width="12.424in" svg:height="4.7906in" svg:x="0.1429in" svg:y="0.0417in">
              <draw:object draw:notify-on-update-of-ranges="Sheet1.F120:Sheet1.F120 Sheet1.F121:Sheet1.F144 Sheet1.G120:Sheet1.G120 Sheet1.G121:Sheet1.G144 Sheet1.H120:Sheet1.H120 Sheet1.H121:Sheet1.H14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4.739912">
            <text:p>4.739912</text:p>
          </table:table-cell>
          <table:table-cell office:value-type="float" office:value="-0.182944">
            <text:p>-0.182944</text:p>
          </table:table-cell>
          <table:table-cell/>
          <table:table-cell office:value-type="string">
            <text:p>2017:09</text:p>
          </table:table-cell>
          <table:table-cell office:value-type="float" office:value="4.556968">
            <text:p>4.556968</text:p>
          </table:table-cell>
          <table:table-cell office:value-type="float" office:value="4.739912">
            <text:p>4.739912</text:p>
          </table:table-cell>
        </table:table-row>
        <table:table-row table:style-name="ro1">
          <table:table-cell office:value-type="string">
            <text:p>2017:10</text:p>
          </table:table-cell>
          <table:table-cell office:value-type="float" office:value="4.265531">
            <text:p>4.265531</text:p>
          </table:table-cell>
          <table:table-cell office:value-type="float" office:value="4.547411">
            <text:p>4.547411</text:p>
          </table:table-cell>
          <table:table-cell office:value-type="float" office:value="-0.28188">
            <text:p>-0.28188</text:p>
          </table:table-cell>
          <table:table-cell/>
          <table:table-cell office:value-type="string">
            <text:p>2017:10</text:p>
          </table:table-cell>
          <table:table-cell office:value-type="float" office:value="4.265531">
            <text:p>4.265531</text:p>
          </table:table-cell>
          <table:table-cell office:value-type="float" office:value="4.547411">
            <text:p>4.547411</text:p>
          </table:table-cell>
        </table:table-row>
        <table:table-row table:style-name="ro1">
          <table:table-cell office:value-type="string">
            <text:p>2017:11</text:p>
          </table:table-cell>
          <table:table-cell office:value-type="float" office:value="3.80516">
            <text:p>3.80516</text:p>
          </table:table-cell>
          <table:table-cell office:value-type="float" office:value="3.791271">
            <text:p>3.791271</text:p>
          </table:table-cell>
          <table:table-cell office:value-type="float" office:value="0.013889">
            <text:p>0.013889</text:p>
          </table:table-cell>
          <table:table-cell/>
          <table:table-cell office:value-type="string">
            <text:p>2017:11</text:p>
          </table:table-cell>
          <table:table-cell office:value-type="float" office:value="3.80516">
            <text:p>3.80516</text:p>
          </table:table-cell>
          <table:table-cell office:value-type="float" office:value="3.791271">
            <text:p>3.791271</text:p>
          </table:table-cell>
        </table:table-row>
        <table:table-row table:style-name="ro1">
          <table:table-cell office:value-type="string">
            <text:p>2017:12</text:p>
          </table:table-cell>
          <table:table-cell office:value-type="float" office:value="3.429724">
            <text:p>3.429724</text:p>
          </table:table-cell>
          <table:table-cell office:value-type="float" office:value="3.812751">
            <text:p>3.812751</text:p>
          </table:table-cell>
          <table:table-cell office:value-type="float" office:value="-0.383027">
            <text:p>-0.383027</text:p>
          </table:table-cell>
          <table:table-cell/>
          <table:table-cell office:value-type="string">
            <text:p>2017:12</text:p>
          </table:table-cell>
          <table:table-cell office:value-type="float" office:value="3.429724">
            <text:p>3.429724</text:p>
          </table:table-cell>
          <table:table-cell office:value-type="float" office:value="3.812751">
            <text:p>3.812751</text:p>
          </table:table-cell>
        </table:table-row>
        <table:table-row table:style-name="ro1">
          <table:table-cell office:value-type="string">
            <text:p>2018:01</text:p>
          </table:table-cell>
          <table:table-cell office:value-type="float" office:value="3.633659">
            <text:p>3.633659</text:p>
          </table:table-cell>
          <table:table-cell office:value-type="float" office:value="3.776949">
            <text:p>3.776949</text:p>
          </table:table-cell>
          <table:table-cell office:value-type="float" office:value="-0.14329">
            <text:p>-0.14329</text:p>
          </table:table-cell>
          <table:table-cell/>
          <table:table-cell office:value-type="string">
            <text:p>2018:01</text:p>
          </table:table-cell>
          <table:table-cell office:value-type="float" office:value="3.633659">
            <text:p>3.633659</text:p>
          </table:table-cell>
          <table:table-cell office:value-type="float" office:value="3.776949">
            <text:p>3.776949</text:p>
          </table:table-cell>
        </table:table-row>
        <table:table-row table:style-name="ro1">
          <table:table-cell office:value-type="string">
            <text:p>2018:02</text:p>
          </table:table-cell>
          <table:table-cell office:value-type="float" office:value="3.614399">
            <text:p>3.614399</text:p>
          </table:table-cell>
          <table:table-cell office:value-type="float" office:value="3.384456">
            <text:p>3.384456</text:p>
          </table:table-cell>
          <table:table-cell office:value-type="float" office:value="0.229943">
            <text:p>0.229943</text:p>
          </table:table-cell>
          <table:table-cell/>
          <table:table-cell office:value-type="string">
            <text:p>2018:02</text:p>
          </table:table-cell>
          <table:table-cell office:value-type="float" office:value="3.614399">
            <text:p>3.614399</text:p>
          </table:table-cell>
          <table:table-cell office:value-type="float" office:value="3.384456">
            <text:p>3.384456</text:p>
          </table:table-cell>
        </table:table-row>
        <table:table-row table:style-name="ro1">
          <table:table-cell office:value-type="string">
            <text:p>2018:03</text:p>
          </table:table-cell>
          <table:table-cell office:value-type="float" office:value="4.048957">
            <text:p>4.048957</text:p>
          </table:table-cell>
          <table:table-cell office:value-type="float" office:value="4.037053">
            <text:p>4.037053</text:p>
          </table:table-cell>
          <table:table-cell office:value-type="float" office:value="0.011904">
            <text:p>0.011904</text:p>
          </table:table-cell>
          <table:table-cell/>
          <table:table-cell office:value-type="string">
            <text:p>2018:03</text:p>
          </table:table-cell>
          <table:table-cell office:value-type="float" office:value="4.048957">
            <text:p>4.048957</text:p>
          </table:table-cell>
          <table:table-cell office:value-type="float" office:value="4.037053">
            <text:p>4.037053</text:p>
          </table:table-cell>
        </table:table-row>
        <table:table-row table:style-name="ro1">
          <table:table-cell office:value-type="string">
            <text:p>2018:04</text:p>
          </table:table-cell>
          <table:table-cell office:value-type="float" office:value="4.953043">
            <text:p>4.953043</text:p>
          </table:table-cell>
          <table:table-cell office:value-type="float" office:value="4.348375">
            <text:p>4.348375</text:p>
          </table:table-cell>
          <table:table-cell office:value-type="float" office:value="0.604668">
            <text:p>0.604668</text:p>
          </table:table-cell>
          <table:table-cell/>
          <table:table-cell office:value-type="string">
            <text:p>2018:04</text:p>
          </table:table-cell>
          <table:table-cell office:value-type="float" office:value="4.953043">
            <text:p>4.953043</text:p>
          </table:table-cell>
          <table:table-cell office:value-type="float" office:value="4.348375">
            <text:p>4.348375</text:p>
          </table:table-cell>
        </table:table-row>
        <table:table-row table:style-name="ro1">
          <table:table-cell office:value-type="string">
            <text:p>2018:05</text:p>
          </table:table-cell>
          <table:table-cell office:value-type="float" office:value="4.518079">
            <text:p>4.518079</text:p>
          </table:table-cell>
          <table:table-cell office:value-type="float" office:value="3.904323">
            <text:p>3.904323</text:p>
          </table:table-cell>
          <table:table-cell office:value-type="float" office:value="0.613756">
            <text:p>0.613756</text:p>
          </table:table-cell>
          <table:table-cell/>
          <table:table-cell office:value-type="string">
            <text:p>2018:05</text:p>
          </table:table-cell>
          <table:table-cell office:value-type="float" office:value="4.518079">
            <text:p>4.518079</text:p>
          </table:table-cell>
          <table:table-cell office:value-type="float" office:value="3.904323">
            <text:p>3.904323</text:p>
          </table:table-cell>
        </table:table-row>
        <table:table-row table:style-name="ro1">
          <table:table-cell office:value-type="string">
            <text:p>2018:06</text:p>
          </table:table-cell>
          <table:table-cell office:value-type="float" office:value="2.259685">
            <text:p>2.259685</text:p>
          </table:table-cell>
          <table:table-cell office:value-type="float" office:value="3.094233">
            <text:p>3.094233</text:p>
          </table:table-cell>
          <table:table-cell office:value-type="float" office:value="-0.834548">
            <text:p>-0.834548</text:p>
          </table:table-cell>
          <table:table-cell/>
          <table:table-cell office:value-type="string">
            <text:p>2018:06</text:p>
          </table:table-cell>
          <table:table-cell office:value-type="float" office:value="2.259685">
            <text:p>2.259685</text:p>
          </table:table-cell>
          <table:table-cell office:value-type="float" office:value="3.094233">
            <text:p>3.094233</text:p>
          </table:table-cell>
        </table:table-row>
        <table:table-row table:style-name="ro1">
          <table:table-cell office:value-type="string">
            <text:p>2018:07</text:p>
          </table:table-cell>
          <table:table-cell office:value-type="float" office:value="5.31435">
            <text:p>5.31435</text:p>
          </table:table-cell>
          <table:table-cell office:value-type="float" office:value="4.678574">
            <text:p>4.678574</text:p>
          </table:table-cell>
          <table:table-cell office:value-type="float" office:value="0.635776">
            <text:p>0.635776</text:p>
          </table:table-cell>
          <table:table-cell/>
          <table:table-cell office:value-type="string">
            <text:p>2018:07</text:p>
          </table:table-cell>
          <table:table-cell office:value-type="float" office:value="5.31435">
            <text:p>5.31435</text:p>
          </table:table-cell>
          <table:table-cell office:value-type="float" office:value="4.678574">
            <text:p>4.678574</text:p>
          </table:table-cell>
        </table:table-row>
        <table:table-row table:style-name="ro1">
          <table:table-cell office:value-type="string">
            <text:p>2018:08</text:p>
          </table:table-cell>
          <table:table-cell office:value-type="float" office:value="4.567322">
            <text:p>4.567322</text:p>
          </table:table-cell>
          <table:table-cell office:value-type="float" office:value="4.785051">
            <text:p>4.785051</text:p>
          </table:table-cell>
          <table:table-cell office:value-type="float" office:value="-0.217729">
            <text:p>-0.217729</text:p>
          </table:table-cell>
          <table:table-cell/>
          <table:table-cell office:value-type="string">
            <text:p>2018:08</text:p>
          </table:table-cell>
          <table:table-cell office:value-type="float" office:value="4.567322">
            <text:p>4.567322</text:p>
          </table:table-cell>
          <table:table-cell office:value-type="float" office:value="4.785051">
            <text:p>4.785051</text:p>
          </table:table-cell>
        </table:table-row>
        <table:table-row table:style-name="ro1">
          <table:table-cell office:value-type="string">
            <text:p>2018:09</text:p>
          </table:table-cell>
          <table:table-cell office:value-type="float" office:value="4.101086">
            <text:p>4.101086</text:p>
          </table:table-cell>
          <table:table-cell office:value-type="float" office:value="4.216729">
            <text:p>4.216729</text:p>
          </table:table-cell>
          <table:table-cell office:value-type="float" office:value="-0.115643">
            <text:p>-0.115643</text:p>
          </table:table-cell>
          <table:table-cell/>
          <table:table-cell office:value-type="string">
            <text:p>2018:09</text:p>
          </table:table-cell>
          <table:table-cell office:value-type="float" office:value="4.101086">
            <text:p>4.101086</text:p>
          </table:table-cell>
          <table:table-cell office:value-type="float" office:value="4.216729">
            <text:p>4.216729</text:p>
          </table:table-cell>
        </table:table-row>
        <table:table-row table:style-name="ro1">
          <table:table-cell office:value-type="string">
            <text:p>2018:10</text:p>
          </table:table-cell>
          <table:table-cell office:value-type="float" office:value="3.176627">
            <text:p>3.176627</text:p>
          </table:table-cell>
          <table:table-cell office:value-type="float" office:value="2.566096">
            <text:p>2.566096</text:p>
          </table:table-cell>
          <table:table-cell office:value-type="float" office:value="0.610531">
            <text:p>0.610531</text:p>
          </table:table-cell>
          <table:table-cell/>
          <table:table-cell office:value-type="string">
            <text:p>2018:10</text:p>
          </table:table-cell>
          <table:table-cell office:value-type="float" office:value="3.176627">
            <text:p>3.176627</text:p>
          </table:table-cell>
          <table:table-cell office:value-type="float" office:value="2.566096">
            <text:p>2.566096</text:p>
          </table:table-cell>
        </table:table-row>
        <table:table-row table:style-name="ro1">
          <table:table-cell office:value-type="string">
            <text:p>2018:11</text:p>
          </table:table-cell>
          <table:table-cell office:value-type="float" office:value="2.861086">
            <text:p>2.861086</text:p>
          </table:table-cell>
          <table:table-cell office:value-type="float" office:value="3.302968">
            <text:p>3.302968</text:p>
          </table:table-cell>
          <table:table-cell office:value-type="float" office:value="-0.441882">
            <text:p>-0.441882</text:p>
          </table:table-cell>
          <table:table-cell/>
          <table:table-cell office:value-type="string">
            <text:p>2018:11</text:p>
          </table:table-cell>
          <table:table-cell office:value-type="float" office:value="2.861086">
            <text:p>2.861086</text:p>
          </table:table-cell>
          <table:table-cell office:value-type="float" office:value="3.302968">
            <text:p>3.302968</text:p>
          </table:table-cell>
        </table:table-row>
        <table:table-row table:style-name="ro1">
          <table:table-cell office:value-type="string">
            <text:p>2018:12</text:p>
          </table:table-cell>
          <table:table-cell office:value-type="float" office:value="2.476432">
            <text:p>2.476432</text:p>
          </table:table-cell>
          <table:table-cell office:value-type="float" office:value="2.943433">
            <text:p>2.943433</text:p>
          </table:table-cell>
          <table:table-cell office:value-type="float" office:value="-0.467001">
            <text:p>-0.467001</text:p>
          </table:table-cell>
          <table:table-cell/>
          <table:table-cell office:value-type="string">
            <text:p>2018:12</text:p>
          </table:table-cell>
          <table:table-cell office:value-type="float" office:value="2.476432">
            <text:p>2.476432</text:p>
          </table:table-cell>
          <table:table-cell office:value-type="float" office:value="2.943433">
            <text:p>2.94343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01/29/2020</text:date>, <text:time>15:5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5:47:32.81</meta:creation-date>
    <dc:date>2020-01-29T15:58:04.48</dc:date>
    <meta:editing-duration>PT10M31S</meta:editing-duration>
    <meta:editing-cycles>1</meta:editing-cycles>
    <meta:document-statistic meta:table-count="3" meta:cell-count="654" meta:object-count="1"/>
    <meta:generator>OpenOffice/4.1.7$Win32 OpenOffice.org_project/417m1$Build-980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58cm" svg:height="12.169cm" xlink:href=".." xlink:type="simple" chart:class="chart:line" chart:style-name="ch1">
        <chart:legend chart:legend-position="end" svg:x="29.235cm" svg:y="5.51cm" style:legend-expansion="high" chart:style-name="ch2"/>
        <chart:plot-area chart:style-name="ch3" table:cell-range-address="Sheet1.F120:Sheet1.H144" chart:data-source-has-labels="both" svg:x="1.081cm" svg:y="1.107cm" svg:width="26.892cm" svg:height="10.399cm">
          <chartooo:coordinate-region svg:x="1.69cm" svg:y="1.32cm" svg:width="25.674cm" svg:height="9.089cm"/>
          <chart:axis chart:dimension="x" chart:name="primary-x" chart:style-name="ch4" chartooo:axis-type="auto">
            <chartooo:date-scale/>
            <chart:categories table:cell-range-address="Sheet1.F121:Sheet1.F1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121:Sheet1.G144" chart:label-cell-address="Sheet1.G120:Sheet1.G120" chart:class="chart:line">
            <chart:data-point chart:repeated="24"/>
          </chart:series>
          <chart:series chart:style-name="ch7" chart:values-cell-range-address="Sheet1.H121:Sheet1.H144" chart:label-cell-address="Sheet1.H120:Sheet1.H120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Sheet1.G120:Sheet1.G120</svg:desc>
                </draw:g>
              </table:table-cell>
              <table:table-cell office:value-type="string">
                <text:p>Fitted</text:p>
                <draw:g>
                  <svg:desc>Sheet1.H120:Sheet1.H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:01</text:p>
                <draw:g>
                  <svg:desc>Sheet1.F121:Sheet1.F144</svg:desc>
                </draw:g>
              </table:table-cell>
              <table:table-cell office:value-type="float" office:value="4.166384">
                <text:p>4.166384</text:p>
                <draw:g>
                  <svg:desc>Sheet1.G121:Sheet1.G144</svg:desc>
                </draw:g>
              </table:table-cell>
              <table:table-cell office:value-type="float" office:value="4.247379">
                <text:p>4.247379</text:p>
                <draw:g>
                  <svg:desc>Sheet1.H121:Sheet1.H144</svg:desc>
                </draw:g>
              </table:table-cell>
            </table:table-row>
            <table:table-row>
              <table:table-cell office:value-type="string">
                <text:p>2017:02</text:p>
              </table:table-cell>
              <table:table-cell office:value-type="float" office:value="3.864167">
                <text:p>3.864167</text:p>
              </table:table-cell>
              <table:table-cell office:value-type="float" office:value="4.121324">
                <text:p>4.121324</text:p>
              </table:table-cell>
            </table:table-row>
            <table:table-row>
              <table:table-cell office:value-type="string">
                <text:p>2017:03</text:p>
              </table:table-cell>
              <table:table-cell office:value-type="float" office:value="5.40813">
                <text:p>5.40813</text:p>
              </table:table-cell>
              <table:table-cell office:value-type="float" office:value="4.838471">
                <text:p>4.838471</text:p>
              </table:table-cell>
            </table:table-row>
            <table:table-row>
              <table:table-cell office:value-type="string">
                <text:p>2017:04</text:p>
              </table:table-cell>
              <table:table-cell office:value-type="float" office:value="4.620455">
                <text:p>4.620455</text:p>
              </table:table-cell>
              <table:table-cell office:value-type="float" office:value="4.673722">
                <text:p>4.673722</text:p>
              </table:table-cell>
            </table:table-row>
            <table:table-row>
              <table:table-cell office:value-type="string">
                <text:p>2017:05</text:p>
              </table:table-cell>
              <table:table-cell office:value-type="float" office:value="4.903947">
                <text:p>4.903947</text:p>
              </table:table-cell>
              <table:table-cell office:value-type="float" office:value="3.921266">
                <text:p>3.921266</text:p>
              </table:table-cell>
            </table:table-row>
            <table:table-row>
              <table:table-cell office:value-type="string">
                <text:p>2017:06</text:p>
              </table:table-cell>
              <table:table-cell office:value-type="float" office:value="2.706091">
                <text:p>2.706091</text:p>
              </table:table-cell>
              <table:table-cell office:value-type="float" office:value="3.185585">
                <text:p>3.185585</text:p>
              </table:table-cell>
            </table:table-row>
            <table:table-row>
              <table:table-cell office:value-type="string">
                <text:p>2017:07</text:p>
              </table:table-cell>
              <table:table-cell office:value-type="float" office:value="4.76425">
                <text:p>4.76425</text:p>
              </table:table-cell>
              <table:table-cell office:value-type="float" office:value="4.122243">
                <text:p>4.122243</text:p>
              </table:table-cell>
            </table:table-row>
            <table:table-row>
              <table:table-cell office:value-type="string">
                <text:p>2017:08</text:p>
              </table:table-cell>
              <table:table-cell office:value-type="float" office:value="5.178357">
                <text:p>5.178357</text:p>
              </table:table-cell>
              <table:table-cell office:value-type="float" office:value="4.90055">
                <text:p>4.90055</text:p>
              </table:table-cell>
            </table:table-row>
            <table:table-row>
              <table:table-cell office:value-type="string">
                <text:p>2017:09</text:p>
              </table:table-cell>
              <table:table-cell office:value-type="float" office:value="4.556968">
                <text:p>4.556968</text:p>
              </table:table-cell>
              <table:table-cell office:value-type="float" office:value="4.739912">
                <text:p>4.739912</text:p>
              </table:table-cell>
            </table:table-row>
            <table:table-row>
              <table:table-cell office:value-type="string">
                <text:p>2017:10</text:p>
              </table:table-cell>
              <table:table-cell office:value-type="float" office:value="4.265531">
                <text:p>4.265531</text:p>
              </table:table-cell>
              <table:table-cell office:value-type="float" office:value="4.547411">
                <text:p>4.547411</text:p>
              </table:table-cell>
            </table:table-row>
            <table:table-row>
              <table:table-cell office:value-type="string">
                <text:p>2017:11</text:p>
              </table:table-cell>
              <table:table-cell office:value-type="float" office:value="3.80516">
                <text:p>3.80516</text:p>
              </table:table-cell>
              <table:table-cell office:value-type="float" office:value="3.791271">
                <text:p>3.791271</text:p>
              </table:table-cell>
            </table:table-row>
            <table:table-row>
              <table:table-cell office:value-type="string">
                <text:p>2017:12</text:p>
              </table:table-cell>
              <table:table-cell office:value-type="float" office:value="3.429724">
                <text:p>3.429724</text:p>
              </table:table-cell>
              <table:table-cell office:value-type="float" office:value="3.812751">
                <text:p>3.812751</text:p>
              </table:table-cell>
            </table:table-row>
            <table:table-row>
              <table:table-cell office:value-type="string">
                <text:p>2018:01</text:p>
              </table:table-cell>
              <table:table-cell office:value-type="float" office:value="3.633659">
                <text:p>3.633659</text:p>
              </table:table-cell>
              <table:table-cell office:value-type="float" office:value="3.776949">
                <text:p>3.776949</text:p>
              </table:table-cell>
            </table:table-row>
            <table:table-row>
              <table:table-cell office:value-type="string">
                <text:p>2018:02</text:p>
              </table:table-cell>
              <table:table-cell office:value-type="float" office:value="3.614399">
                <text:p>3.614399</text:p>
              </table:table-cell>
              <table:table-cell office:value-type="float" office:value="3.384456">
                <text:p>3.384456</text:p>
              </table:table-cell>
            </table:table-row>
            <table:table-row>
              <table:table-cell office:value-type="string">
                <text:p>2018:03</text:p>
              </table:table-cell>
              <table:table-cell office:value-type="float" office:value="4.048957">
                <text:p>4.048957</text:p>
              </table:table-cell>
              <table:table-cell office:value-type="float" office:value="4.037053">
                <text:p>4.037053</text:p>
              </table:table-cell>
            </table:table-row>
            <table:table-row>
              <table:table-cell office:value-type="string">
                <text:p>2018:04</text:p>
              </table:table-cell>
              <table:table-cell office:value-type="float" office:value="4.953043">
                <text:p>4.953043</text:p>
              </table:table-cell>
              <table:table-cell office:value-type="float" office:value="4.348375">
                <text:p>4.348375</text:p>
              </table:table-cell>
            </table:table-row>
            <table:table-row>
              <table:table-cell office:value-type="string">
                <text:p>2018:05</text:p>
              </table:table-cell>
              <table:table-cell office:value-type="float" office:value="4.518079">
                <text:p>4.518079</text:p>
              </table:table-cell>
              <table:table-cell office:value-type="float" office:value="3.904323">
                <text:p>3.904323</text:p>
              </table:table-cell>
            </table:table-row>
            <table:table-row>
              <table:table-cell office:value-type="string">
                <text:p>2018:06</text:p>
              </table:table-cell>
              <table:table-cell office:value-type="float" office:value="2.259685">
                <text:p>2.259685</text:p>
              </table:table-cell>
              <table:table-cell office:value-type="float" office:value="3.094233">
                <text:p>3.094233</text:p>
              </table:table-cell>
            </table:table-row>
            <table:table-row>
              <table:table-cell office:value-type="string">
                <text:p>2018:07</text:p>
              </table:table-cell>
              <table:table-cell office:value-type="float" office:value="5.31435">
                <text:p>5.31435</text:p>
              </table:table-cell>
              <table:table-cell office:value-type="float" office:value="4.678574">
                <text:p>4.678574</text:p>
              </table:table-cell>
            </table:table-row>
            <table:table-row>
              <table:table-cell office:value-type="string">
                <text:p>2018:08</text:p>
              </table:table-cell>
              <table:table-cell office:value-type="float" office:value="4.567322">
                <text:p>4.567322</text:p>
              </table:table-cell>
              <table:table-cell office:value-type="float" office:value="4.785051">
                <text:p>4.785051</text:p>
              </table:table-cell>
            </table:table-row>
            <table:table-row>
              <table:table-cell office:value-type="string">
                <text:p>2018:09</text:p>
              </table:table-cell>
              <table:table-cell office:value-type="float" office:value="4.101086">
                <text:p>4.101086</text:p>
              </table:table-cell>
              <table:table-cell office:value-type="float" office:value="4.216729">
                <text:p>4.216729</text:p>
              </table:table-cell>
            </table:table-row>
            <table:table-row>
              <table:table-cell office:value-type="string">
                <text:p>2018:10</text:p>
              </table:table-cell>
              <table:table-cell office:value-type="float" office:value="3.176627">
                <text:p>3.176627</text:p>
              </table:table-cell>
              <table:table-cell office:value-type="float" office:value="2.566096">
                <text:p>2.566096</text:p>
              </table:table-cell>
            </table:table-row>
            <table:table-row>
              <table:table-cell office:value-type="string">
                <text:p>2018:11</text:p>
              </table:table-cell>
              <table:table-cell office:value-type="float" office:value="2.861086">
                <text:p>2.861086</text:p>
              </table:table-cell>
              <table:table-cell office:value-type="float" office:value="3.302968">
                <text:p>3.302968</text:p>
              </table:table-cell>
            </table:table-row>
            <table:table-row>
              <table:table-cell office:value-type="string">
                <text:p>2018:12</text:p>
              </table:table-cell>
              <table:table-cell office:value-type="float" office:value="2.476432">
                <text:p>2.476432</text:p>
              </table:table-cell>
              <table:table-cell office:value-type="float" office:value="2.943433">
                <text:p>2.9434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